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style:font-face style:name="FreeSans1" svg:font-family="FreeSans" style:font-family-generic="swiss"/>
    <style:font-face style:name="Ubuntu Mono" svg:font-family="'Ubuntu Mono'"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907cm" style:rel-column-width="18916*"/>
    </style:style>
    <style:style style:name="Tabelle1.B" style:family="table-column">
      <style:table-column-properties style:column-width="12.093cm" style:rel-column-width="46619*"/>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792cm" style:rel-column-width="18474*"/>
    </style:style>
    <style:style style:name="Tabelle2.B" style:family="table-column">
      <style:table-column-properties style:column-width="12.208cm" style:rel-column-width="47061*"/>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679fa"/>
    </style:style>
    <style:style style:name="P4" style:family="paragraph" style:parent-style-name="Text_20_body">
      <style:paragraph-properties fo:text-align="justify" style:justify-single-word="false"/>
      <style:text-properties officeooo:rsid="0016d7fc" officeooo:paragraph-rsid="00423ada"/>
    </style:style>
    <style:style style:name="P5" style:family="paragraph" style:parent-style-name="Text_20_body">
      <style:paragraph-properties fo:text-align="justify" style:justify-single-word="false"/>
      <style:text-properties officeooo:rsid="00423ada" officeooo:paragraph-rsid="00423ada"/>
    </style:style>
    <style:style style:name="P6" style:family="paragraph" style:parent-style-name="Text_20_body">
      <style:paragraph-properties fo:text-align="justify" style:justify-single-word="false"/>
      <style:text-properties officeooo:rsid="00447560" officeooo:paragraph-rsid="0079ac2b"/>
    </style:style>
    <style:style style:name="P7" style:family="paragraph" style:parent-style-name="Text_20_body">
      <style:paragraph-properties fo:text-align="justify" style:justify-single-word="false"/>
      <style:text-properties style:font-name="Liberation Serif" fo:font-size="12pt" officeooo:rsid="005e1903" officeooo:paragraph-rsid="008e5836" style:font-size-asian="12pt" style:font-size-complex="12pt"/>
    </style:style>
    <style:style style:name="P8" style:family="paragraph" style:parent-style-name="Text_20_body">
      <style:paragraph-properties fo:text-align="justify" style:justify-single-word="false"/>
      <style:text-properties style:font-name="Liberation Serif" fo:font-size="12pt" officeooo:rsid="005e33ea" officeooo:paragraph-rsid="008e5836" style:font-size-asian="12pt" style:font-size-complex="12pt"/>
    </style:style>
    <style:style style:name="P9" style:family="paragraph" style:parent-style-name="Text_20_body">
      <style:paragraph-properties fo:text-align="justify" style:justify-single-word="false"/>
      <style:text-properties style:font-name="Liberation Serif" fo:font-size="11pt" officeooo:rsid="005e33ea" officeooo:paragraph-rsid="008e5836" style:font-size-asian="11pt" style:font-size-complex="11pt"/>
    </style:style>
    <style:style style:name="P10" style:family="paragraph" style:parent-style-name="Text_20_body">
      <style:paragraph-properties fo:text-align="justify" style:justify-single-word="false"/>
      <style:text-properties officeooo:rsid="00728d91" officeooo:paragraph-rsid="00728d91"/>
    </style:style>
    <style:style style:name="P11" style:family="paragraph" style:parent-style-name="Text_20_body">
      <style:paragraph-properties fo:text-align="justify" style:justify-single-word="false"/>
      <style:text-properties officeooo:rsid="0073fe28" officeooo:paragraph-rsid="0073fe28"/>
    </style:style>
    <style:style style:name="P12" style:family="paragraph" style:parent-style-name="Text_20_body">
      <style:paragraph-properties fo:text-align="justify" style:justify-single-word="false"/>
      <style:text-properties officeooo:rsid="00202ea4" officeooo:paragraph-rsid="0073fe28"/>
    </style:style>
    <style:style style:name="P13" style:family="paragraph" style:parent-style-name="Text_20_body">
      <style:paragraph-properties fo:text-align="justify" style:justify-single-word="false"/>
      <style:text-properties officeooo:rsid="00202ea4" officeooo:paragraph-rsid="008e5836"/>
    </style:style>
    <style:style style:name="P14" style:family="paragraph" style:parent-style-name="Text_20_body">
      <style:paragraph-properties fo:text-align="justify" style:justify-single-word="false"/>
      <style:text-properties officeooo:rsid="00665b48" officeooo:paragraph-rsid="0075d4ef"/>
    </style:style>
    <style:style style:name="P15" style:family="paragraph" style:parent-style-name="Text_20_body">
      <style:paragraph-properties fo:text-align="justify" style:justify-single-word="false"/>
      <style:text-properties officeooo:rsid="001f69c5" officeooo:paragraph-rsid="0079ac2b"/>
    </style:style>
    <style:style style:name="P16" style:family="paragraph" style:parent-style-name="Text_20_body">
      <style:paragraph-properties fo:text-align="justify" style:justify-single-word="false"/>
      <style:text-properties officeooo:rsid="0074ca2c" officeooo:paragraph-rsid="0074ca2c"/>
    </style:style>
    <style:style style:name="P17" style:family="paragraph" style:parent-style-name="Text_20_body">
      <style:paragraph-properties fo:text-align="justify" style:justify-single-word="false"/>
      <style:text-properties officeooo:rsid="007b0cfe" officeooo:paragraph-rsid="007b0cfe"/>
    </style:style>
    <style:style style:name="P18" style:family="paragraph" style:parent-style-name="Text_20_body">
      <style:text-properties officeooo:rsid="007c742f" officeooo:paragraph-rsid="007c742f"/>
    </style:style>
    <style:style style:name="P19" style:family="paragraph" style:parent-style-name="Text_20_body">
      <style:paragraph-properties fo:text-align="justify" style:justify-single-word="false"/>
      <style:text-properties officeooo:rsid="007d6552" officeooo:paragraph-rsid="007d6552"/>
    </style:style>
    <style:style style:name="P20" style:family="paragraph" style:parent-style-name="Text_20_body">
      <style:paragraph-properties fo:text-align="justify" style:justify-single-word="false"/>
      <style:text-properties officeooo:rsid="007e12e9" officeooo:paragraph-rsid="007e12e9"/>
    </style:style>
    <style:style style:name="P21" style:family="paragraph" style:parent-style-name="Text_20_body">
      <style:paragraph-properties fo:text-align="justify" style:justify-single-word="false"/>
      <style:text-properties officeooo:rsid="007f7916" officeooo:paragraph-rsid="007f7916"/>
    </style:style>
    <style:style style:name="P22" style:family="paragraph" style:parent-style-name="Text_20_body">
      <style:paragraph-properties fo:text-align="justify" style:justify-single-word="false"/>
      <style:text-properties officeooo:rsid="001a9b04" officeooo:paragraph-rsid="0080a78b"/>
    </style:style>
    <style:style style:name="P23" style:family="paragraph" style:parent-style-name="Text_20_body">
      <style:paragraph-properties fo:text-align="justify" style:justify-single-word="false"/>
      <style:text-properties officeooo:rsid="0080a78b" officeooo:paragraph-rsid="0080a78b"/>
    </style:style>
    <style:style style:name="P24" style:family="paragraph" style:parent-style-name="Text_20_body">
      <style:paragraph-properties fo:text-align="justify" style:justify-single-word="false"/>
      <style:text-properties officeooo:rsid="001e684a" officeooo:paragraph-rsid="0080dd64"/>
    </style:style>
    <style:style style:name="P25" style:family="paragraph" style:parent-style-name="Text_20_body">
      <style:paragraph-properties fo:text-align="justify" style:justify-single-word="false"/>
      <style:text-properties officeooo:rsid="003755b3" officeooo:paragraph-rsid="0080dd64"/>
    </style:style>
    <style:style style:name="P26" style:family="paragraph" style:parent-style-name="Text_20_body">
      <style:paragraph-properties fo:text-align="justify" style:justify-single-word="false"/>
      <style:text-properties officeooo:rsid="005e1903" officeooo:paragraph-rsid="008e5836"/>
    </style:style>
    <style:style style:name="P27" style:family="paragraph" style:parent-style-name="Text_20_body">
      <style:paragraph-properties fo:text-align="justify" style:justify-single-word="false"/>
      <style:text-properties style:font-name="Liberation Mono" fo:font-size="10pt" officeooo:rsid="005e1903" officeooo:paragraph-rsid="008e5836" style:font-size-asian="10pt" style:font-size-complex="10pt"/>
    </style:style>
    <style:style style:name="P28" style:family="paragraph" style:parent-style-name="Footnote">
      <style:paragraph-properties fo:text-align="justify" style:justify-single-word="false"/>
      <style:text-properties officeooo:rsid="00447560" officeooo:paragraph-rsid="00447560"/>
    </style:style>
    <style:style style:name="P29" style:family="paragraph" style:parent-style-name="Footnote">
      <style:paragraph-properties fo:text-align="justify" style:justify-single-word="false"/>
      <style:text-properties officeooo:rsid="0016d7fc" officeooo:paragraph-rsid="0016d7fc"/>
    </style:style>
    <style:style style:name="P30" style:family="paragraph" style:parent-style-name="Footnote">
      <style:text-properties officeooo:rsid="00711b85" officeooo:paragraph-rsid="00711b85"/>
    </style:style>
    <style:style style:name="P31" style:family="paragraph" style:parent-style-name="Footnote">
      <style:text-properties officeooo:rsid="007e12e9" officeooo:paragraph-rsid="007e12e9"/>
    </style:style>
    <style:style style:name="P32" style:family="paragraph" style:parent-style-name="Footnote">
      <style:text-properties officeooo:rsid="007f7916" officeooo:paragraph-rsid="007f7916"/>
    </style:style>
    <style:style style:name="P33" style:family="paragraph" style:parent-style-name="Table_20_Contents">
      <style:paragraph-properties fo:text-align="justify" style:justify-single-word="false"/>
      <style:text-properties officeooo:rsid="0073fe28" officeooo:paragraph-rsid="0073fe28"/>
    </style:style>
    <style:style style:name="P34" style:family="paragraph" style:parent-style-name="Table_20_Contents">
      <style:paragraph-properties fo:text-align="justify" style:justify-single-word="false"/>
      <style:text-properties fo:font-weight="bold" officeooo:rsid="0073fe28" officeooo:paragraph-rsid="0073fe28" style:font-weight-asian="bold" style:font-weight-complex="bold"/>
    </style:style>
    <style:style style:name="P35" style:family="paragraph" style:parent-style-name="Table_20_Contents">
      <style:paragraph-properties fo:text-align="justify" style:justify-single-word="false"/>
      <style:text-properties fo:font-weight="bold" officeooo:rsid="001e684a" officeooo:paragraph-rsid="0080dd64" style:font-weight-asian="bold" style:font-weight-complex="bold"/>
    </style:style>
    <style:style style:name="P36" style:family="paragraph" style:parent-style-name="Table_20_Contents">
      <style:paragraph-properties fo:text-align="justify" style:justify-single-word="false"/>
      <style:text-properties officeooo:rsid="001e684a" officeooo:paragraph-rsid="0080dd64"/>
    </style:style>
    <style:style style:name="P37" style:family="paragraph" style:parent-style-name="Table_20_Contents">
      <style:paragraph-properties fo:text-align="justify" style:justify-single-word="false"/>
      <style:text-properties officeooo:rsid="002f298b" officeooo:paragraph-rsid="0080dd64"/>
    </style:style>
    <style:style style:name="P38" style:family="paragraph" style:parent-style-name="Text_20_body">
      <loext:graphic-properties draw:fill-image-width="0cm" draw:fill-image-height="0cm"/>
      <style:paragraph-properties fo:margin-top="0.25cm" fo:margin-bottom="0.25cm" loext:contextual-spacing="false" fo:text-align="justify" style:justify-single-word="false"/>
      <style:text-properties officeooo:paragraph-rsid="0079ac2b"/>
    </style:style>
    <style:style style:name="P39" style:family="paragraph" style:parent-style-name="Text_20_body">
      <style:paragraph-properties fo:margin-top="0.199cm" fo:margin-bottom="0.25cm" loext:contextual-spacing="false"/>
      <style:text-properties officeooo:rsid="007b0cfe" officeooo:paragraph-rsid="007b0cfe"/>
    </style:style>
    <style:style style:name="P40" style:family="paragraph" style:parent-style-name="Text_20_body">
      <style:paragraph-properties fo:margin-top="0cm" fo:margin-bottom="0.25cm" loext:contextual-spacing="false" fo:text-align="justify" style:justify-single-word="false" style:writing-mode="page"/>
      <style:text-properties officeooo:rsid="003755b3" officeooo:paragraph-rsid="0080dd64"/>
    </style:style>
    <style:style style:name="P41" style:family="paragraph" style:parent-style-name="Text_20_body">
      <style:paragraph-properties fo:margin-top="0cm" fo:margin-bottom="0.25cm" loext:contextual-spacing="false" fo:text-align="justify" style:justify-single-word="false" style:writing-mode="page"/>
      <style:text-properties officeooo:rsid="003755b3" officeooo:paragraph-rsid="0085338d"/>
    </style:style>
    <style:style style:name="P42" style:family="paragraph" style:parent-style-name="Text_20_body">
      <style:paragraph-properties fo:margin-top="0cm" fo:margin-bottom="0.25cm" loext:contextual-spacing="false" fo:text-align="justify" style:justify-single-word="false" style:writing-mode="page"/>
      <style:text-properties officeooo:rsid="005011a1" officeooo:paragraph-rsid="0080dd64"/>
    </style:style>
    <style:style style:name="P43" style:family="paragraph" style:parent-style-name="Text_20_body">
      <style:paragraph-properties fo:margin-top="0cm" fo:margin-bottom="0.25cm" loext:contextual-spacing="false" fo:text-align="justify" style:justify-single-word="false" style:writing-mode="page"/>
      <style:text-properties officeooo:rsid="0080dd64" officeooo:paragraph-rsid="0080dd64"/>
    </style:style>
    <style:style style:name="P44" style:family="paragraph" style:parent-style-name="Text_20_body">
      <style:paragraph-properties fo:margin-top="0cm" fo:margin-bottom="0.25cm" loext:contextual-spacing="false" fo:text-align="justify" style:justify-single-word="false" style:writing-mode="page"/>
      <style:text-properties officeooo:rsid="0085338d" officeooo:paragraph-rsid="0085338d"/>
    </style:style>
    <style:style style:name="P45" style:family="paragraph" style:parent-style-name="Text_20_body">
      <style:paragraph-properties fo:margin-top="0cm" fo:margin-bottom="0.25cm" loext:contextual-spacing="false" fo:text-align="justify" style:justify-single-word="false" style:writing-mode="page"/>
      <style:text-properties officeooo:rsid="0037a474" officeooo:paragraph-rsid="0085338d"/>
    </style:style>
    <style:style style:name="P46" style:family="paragraph" style:parent-style-name="Text_20_body">
      <style:paragraph-properties fo:margin-top="0cm" fo:margin-bottom="0.25cm" loext:contextual-spacing="false" fo:text-align="justify" style:justify-single-word="false" style:writing-mode="page"/>
      <style:text-properties officeooo:rsid="004e362b" officeooo:paragraph-rsid="0085338d"/>
    </style:style>
    <style:style style:name="P47" style:family="paragraph" style:parent-style-name="Text_20_body">
      <style:paragraph-properties fo:margin-top="0cm" fo:margin-bottom="0.25cm" loext:contextual-spacing="false" fo:text-align="justify" style:justify-single-word="false" style:writing-mode="page"/>
      <style:text-properties officeooo:rsid="004e362b" officeooo:paragraph-rsid="008731b9"/>
    </style:style>
    <style:style style:name="P48" style:family="paragraph" style:parent-style-name="Text_20_body">
      <style:paragraph-properties fo:margin-top="0cm" fo:margin-bottom="0.25cm" loext:contextual-spacing="false" fo:text-align="justify" style:justify-single-word="false" style:writing-mode="page"/>
      <style:text-properties officeooo:rsid="008731b9" officeooo:paragraph-rsid="008731b9"/>
    </style:style>
    <style:style style:name="P49" style:family="paragraph" style:parent-style-name="Text_20_body">
      <style:paragraph-properties fo:margin-top="0cm" fo:margin-bottom="0.25cm" loext:contextual-spacing="false" fo:text-align="justify" style:justify-single-word="false" style:writing-mode="page"/>
      <style:text-properties officeooo:rsid="008845e0" officeooo:paragraph-rsid="008845e0"/>
    </style:style>
    <style:style style:name="P50" style:family="paragraph" style:parent-style-name="Text_20_body">
      <style:paragraph-properties fo:margin-top="0cm" fo:margin-bottom="0.25cm" loext:contextual-spacing="false" fo:text-align="justify" style:justify-single-word="false" style:writing-mode="page"/>
      <style:text-properties officeooo:rsid="00896282" officeooo:paragraph-rsid="00896282"/>
    </style:style>
    <style:style style:name="P51" style:family="paragraph" style:parent-style-name="Text_20_body">
      <style:paragraph-properties fo:margin-top="0cm" fo:margin-bottom="0.25cm" loext:contextual-spacing="false" fo:text-align="justify" style:justify-single-word="false" style:writing-mode="page"/>
      <style:text-properties officeooo:rsid="00896282" officeooo:paragraph-rsid="008a8753"/>
    </style:style>
    <style:style style:name="P52" style:family="paragraph" style:parent-style-name="Text_20_body">
      <style:paragraph-properties fo:margin-top="0cm" fo:margin-bottom="0.25cm" loext:contextual-spacing="false" fo:text-align="justify" style:justify-single-word="false" style:writing-mode="page"/>
      <style:text-properties officeooo:rsid="008a8753" officeooo:paragraph-rsid="008a8753"/>
    </style:style>
    <style:style style:name="P53" style:family="paragraph" style:parent-style-name="Text_20_body">
      <style:paragraph-properties fo:margin-top="0cm" fo:margin-bottom="0.25cm" loext:contextual-spacing="false" fo:text-align="justify" style:justify-single-word="false" style:writing-mode="page"/>
      <style:text-properties officeooo:rsid="008a8753" officeooo:paragraph-rsid="008ad3c4"/>
    </style:style>
    <style:style style:name="P54" style:family="paragraph" style:parent-style-name="Text_20_body">
      <style:paragraph-properties fo:margin-top="0cm" fo:margin-bottom="0.25cm" loext:contextual-spacing="false" fo:text-align="justify" style:justify-single-word="false" style:writing-mode="page"/>
      <style:text-properties officeooo:rsid="008ad3c4" officeooo:paragraph-rsid="008ad3c4"/>
    </style:style>
    <style:style style:name="P55" style:family="paragraph" style:parent-style-name="Text_20_body">
      <style:paragraph-properties fo:margin-top="0cm" fo:margin-bottom="0.25cm" loext:contextual-spacing="false" fo:text-align="justify" style:justify-single-word="false" style:writing-mode="page"/>
      <style:text-properties officeooo:rsid="008c15f1" officeooo:paragraph-rsid="008c15f1"/>
    </style:style>
    <style:style style:name="P56" style:family="paragraph" style:parent-style-name="Text_20_body">
      <style:paragraph-properties fo:margin-top="0cm" fo:margin-bottom="0.25cm" loext:contextual-spacing="false" fo:text-align="justify" style:justify-single-word="false" style:writing-mode="page"/>
      <style:text-properties officeooo:rsid="008d214b" officeooo:paragraph-rsid="008d214b"/>
    </style:style>
    <style:style style:name="P57"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669900" fo:border-right="none" fo:border-top="4.99pt double #669900" fo:border-bottom="none" style:shadow="none">
        <style:tab-stops>
          <style:tab-stop style:position="0.499cm"/>
        </style:tab-stops>
      </style:paragraph-properties>
      <style:text-properties fo:color="#193300" fo:font-size="32pt" officeooo:rsid="008f702b" officeooo:paragraph-rsid="008f702b" style:font-size-asian="32pt" style:font-size-complex="32pt"/>
    </style:style>
    <style:style style:name="P58"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669900" fo:border-right="none" fo:border-top="4.99pt double #669900" fo:border-bottom="none" style:shadow="none">
        <style:tab-stops>
          <style:tab-stop style:position="0.499cm"/>
        </style:tab-stops>
      </style:paragraph-properties>
      <style:text-properties fo:color="#2c3e50" officeooo:rsid="008f702b" officeooo:paragraph-rsid="008f702b"/>
    </style:style>
    <style:style style:name="P59"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669900" fo:border-right="none" fo:border-top="4.99pt double #669900" fo:border-bottom="none" style:shadow="none">
        <style:tab-stops>
          <style:tab-stop style:position="0.499cm"/>
        </style:tab-stops>
      </style:paragraph-properties>
      <style:text-properties fo:color="#2c3e50" fo:font-size="16pt" officeooo:rsid="008f702b" officeooo:paragraph-rsid="008f702b" style:font-size-asian="16pt" style:font-size-complex="16pt"/>
    </style:style>
    <style:style style:name="P60" style:family="paragraph" style:parent-style-name="Ubuntu_20_Mono">
      <style:text-properties style:font-name="Liberation Mono"/>
    </style:style>
    <style:style style:name="P61" style:family="paragraph" style:parent-style-name="Contents_20_Heading">
      <style:paragraph-properties fo:break-before="page"/>
    </style:style>
    <style:style style:name="P62" style:family="paragraph" style:parent-style-name="Heading_20_1">
      <style:text-properties officeooo:paragraph-rsid="008e5836"/>
    </style:style>
    <style:style style:name="P63" style:family="paragraph" style:parent-style-name="Heading_20_1">
      <style:paragraph-properties fo:text-align="justify" style:justify-single-word="false" fo:break-before="page"/>
      <style:text-properties officeooo:rsid="00152d3d" officeooo:paragraph-rsid="00152d3d"/>
    </style:style>
    <style:style style:name="P64" style:family="paragraph" style:parent-style-name="Heading_20_1">
      <style:paragraph-properties fo:break-before="page"/>
      <style:text-properties officeooo:rsid="0067b355" officeooo:paragraph-rsid="0067b355"/>
    </style:style>
    <style:style style:name="P65" style:family="paragraph" style:parent-style-name="Heading_20_1">
      <style:paragraph-properties fo:text-align="justify" style:justify-single-word="false" fo:break-before="page"/>
      <style:text-properties officeooo:rsid="00136a82" officeooo:paragraph-rsid="00136a82"/>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6.002cm" style:type="right" style:leader-style="dotted" style:leader-text="."/>
        </style:tab-stops>
      </style:paragraph-properties>
    </style:style>
    <style:style style:name="P69" style:family="paragraph" style:parent-style-name="Heading_20_2">
      <style:text-properties officeooo:rsid="0075d4ef" officeooo:paragraph-rsid="0075d4ef"/>
    </style:style>
    <style:style style:name="P70" style:family="paragraph" style:parent-style-name="Heading_20_2">
      <style:text-properties officeooo:rsid="007c742f" officeooo:paragraph-rsid="007c742f"/>
    </style:style>
    <style:style style:name="P71" style:family="paragraph" style:parent-style-name="Heading_20_2">
      <style:text-properties officeooo:rsid="00a2e543" officeooo:paragraph-rsid="00a2e543"/>
    </style:style>
    <style:style style:name="P72" style:family="paragraph" style:parent-style-name="Heading_20_2">
      <style:text-properties officeooo:rsid="00a5dd45" officeooo:paragraph-rsid="00a5dd45"/>
    </style:style>
    <style:style style:name="P73" style:family="paragraph" style:parent-style-name="Heading_20_2">
      <style:paragraph-properties fo:break-before="page"/>
    </style:style>
    <style:style style:name="P74" style:family="paragraph" style:parent-style-name="Heading_20_2">
      <style:paragraph-properties fo:break-before="page"/>
      <style:text-properties officeooo:rsid="007b0cfe" officeooo:paragraph-rsid="007b0cfe"/>
    </style:style>
    <style:style style:name="P75" style:family="paragraph" style:parent-style-name="Standard" style:list-style-name="L2"/>
    <style:style style:name="P76" style:family="paragraph" style:parent-style-name="Heading_20_3">
      <style:text-properties officeooo:rsid="007e12e9" officeooo:paragraph-rsid="007e12e9"/>
    </style:style>
    <style:style style:name="P77" style:family="paragraph" style:parent-style-name="Heading_20_3">
      <style:text-properties officeooo:rsid="001e684a" officeooo:paragraph-rsid="0080dd64"/>
    </style:style>
    <style:style style:name="P78" style:family="paragraph" style:parent-style-name="Text_20_body" style:list-style-name="L1">
      <style:paragraph-properties fo:text-align="justify" style:justify-single-word="false"/>
      <style:text-properties officeooo:rsid="007d6552" officeooo:paragraph-rsid="007d6552"/>
    </style:style>
    <style:style style:name="P79" style:family="paragraph" style:parent-style-name="Text_20_body" style:list-style-name="L1">
      <style:paragraph-properties fo:text-align="justify" style:justify-single-word="false"/>
      <style:text-properties officeooo:rsid="007e12e9" officeooo:paragraph-rsid="007e12e9"/>
    </style:style>
    <style:style style:name="P80" style:family="paragraph" style:parent-style-name="Text_20_body">
      <style:text-properties officeooo:rsid="00a2e543" officeooo:paragraph-rsid="00a2e543"/>
    </style:style>
    <style:style style:name="P81" style:family="paragraph" style:parent-style-name="Text_20_body">
      <style:paragraph-properties fo:text-align="justify" style:justify-single-word="false"/>
      <style:text-properties fo:language="de" fo:country="DE" officeooo:rsid="000eca62" officeooo:paragraph-rsid="00a2e543"/>
    </style:style>
    <style:style style:name="P82" style:family="paragraph" style:parent-style-name="Text_20_body">
      <style:paragraph-properties fo:text-align="justify" style:justify-single-word="false"/>
      <style:text-properties fo:language="de" fo:country="DE" officeooo:rsid="00a47ee3" officeooo:paragraph-rsid="00a47ee3"/>
    </style:style>
    <style:style style:name="P83" style:family="paragraph" style:parent-style-name="Text_20_body">
      <style:paragraph-properties fo:text-align="justify" style:justify-single-word="false"/>
      <style:text-properties fo:language="de" fo:country="DE" officeooo:rsid="00a47ee3" officeooo:paragraph-rsid="00a5dd45"/>
    </style:style>
    <style:style style:name="P84" style:family="paragraph" style:parent-style-name="Text_20_body">
      <style:text-properties officeooo:paragraph-rsid="00a2e543"/>
    </style:style>
    <style:style style:name="P85" style:family="paragraph" style:parent-style-name="Text_20_body">
      <style:text-properties officeooo:rsid="00a47ee3" officeooo:paragraph-rsid="00a47ee3"/>
    </style:style>
    <style:style style:name="P86" style:family="paragraph" style:parent-style-name="Text_20_body">
      <style:paragraph-properties fo:text-align="justify" style:justify-single-word="false"/>
      <style:text-properties officeooo:rsid="00a47ee3" officeooo:paragraph-rsid="00a47ee3"/>
    </style:style>
    <style:style style:name="P87" style:family="paragraph" style:parent-style-name="Text_20_body">
      <style:paragraph-properties fo:text-align="justify" style:justify-single-word="false"/>
      <style:text-properties officeooo:rsid="00447560" officeooo:paragraph-rsid="00447560"/>
    </style:style>
    <style:style style:name="P88" style:family="paragraph" style:parent-style-name="Text_20_body">
      <style:paragraph-properties fo:text-align="justify" style:justify-single-word="false"/>
      <style:text-properties officeooo:rsid="004607db" officeooo:paragraph-rsid="004607db"/>
    </style:style>
    <style:style style:name="P89" style:family="paragraph" style:parent-style-name="Text_20_body">
      <style:paragraph-properties fo:text-align="justify" style:justify-single-word="false"/>
      <style:text-properties officeooo:rsid="00423ada" officeooo:paragraph-rsid="00423ada"/>
    </style:style>
    <style:style style:name="P90" style:family="paragraph" style:parent-style-name="Text_20_body">
      <style:paragraph-properties fo:text-align="justify" style:justify-single-word="false"/>
      <style:text-properties officeooo:rsid="00a5dd45" officeooo:paragraph-rsid="00a5dd45"/>
    </style:style>
    <style:style style:name="P91" style:family="paragraph" style:parent-style-name="Text_20_body">
      <style:text-properties officeooo:rsid="00a5dd45" officeooo:paragraph-rsid="00a5dd45"/>
    </style:style>
    <style:style style:name="P92" style:family="paragraph" style:parent-style-name="Text_20_body">
      <style:paragraph-properties fo:margin-top="0cm" fo:margin-bottom="0.25cm" loext:contextual-spacing="false"/>
      <style:text-properties officeooo:rsid="007b0cfe" officeooo:paragraph-rsid="007b0cfe"/>
    </style:style>
    <style:style style:name="P93" style:family="paragraph">
      <loext:graphic-properties draw:fill="solid" draw:fill-color="#ffffff"/>
      <style:text-properties style:font-name="Liberation Mono" fo:font-size="10pt" style:font-size-asian="10pt" style:font-size-complex="10pt"/>
    </style:style>
    <style:style style:name="P94" style:family="paragraph">
      <style:paragraph-properties fo:text-align="justify"/>
    </style:style>
    <style:style style:name="P95" style:family="paragraph">
      <loext:graphic-properties draw:fill="solid" draw:fill-color="#ffffff"/>
      <style:paragraph-properties fo:text-align="justify"/>
      <style:text-properties style:font-name="Liberation Mono" fo:font-size="10pt" style:font-size-asian="10pt" style:font-size-complex="10pt"/>
    </style:style>
    <style:style style:name="P96" style:family="paragraph">
      <loext:graphic-properties draw:fill="solid" draw:fill-color="#ffffff"/>
      <style:paragraph-properties fo:text-align="justify"/>
      <style:text-properties style:font-name="Ubuntu Mono" fo:font-size="10pt" style:font-size-asian="10pt" style:font-size-complex="10pt"/>
    </style:style>
    <style:style style:name="P97" style:family="paragraph">
      <loext:graphic-properties draw:fill="solid" draw:fill-color="#ffffff"/>
      <style:paragraph-properties fo:text-align="justify"/>
      <style:text-properties fo:font-size="10pt" style:font-size-asian="10pt" style:font-size-complex="10pt"/>
    </style:style>
    <style:style style:name="T1" style:family="text">
      <style:text-properties officeooo:rsid="007b0cfe"/>
    </style:style>
    <style:style style:name="T2" style:family="text">
      <style:text-properties style:font-name="Liberation Serif"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23ada" style:font-style-asian="italic" style:font-style-complex="italic"/>
    </style:style>
    <style:style style:name="T5" style:family="text">
      <style:text-properties fo:font-style="italic" style:text-underline-style="none" officeooo:rsid="009ad58d" style:font-style-asian="italic" style:font-style-complex="italic"/>
    </style:style>
    <style:style style:name="T6" style:family="text">
      <style:text-properties officeooo:rsid="001679fa"/>
    </style:style>
    <style:style style:name="T7" style:family="text">
      <style:text-properties officeooo:rsid="0021588d"/>
    </style:style>
    <style:style style:name="T8" style:family="text">
      <style:text-properties style:font-name="Courier 10 Pitch"/>
    </style:style>
    <style:style style:name="T9" style:family="text">
      <style:text-properties style:font-name="Courier 10 Pitch" officeooo:rsid="005011a1"/>
    </style:style>
    <style:style style:name="T10" style:family="text">
      <style:text-properties officeooo:rsid="00381bf5"/>
    </style:style>
    <style:style style:name="T11" style:family="text">
      <style:text-properties officeooo:rsid="00423ada"/>
    </style:style>
    <style:style style:name="T12" style:family="text">
      <style:text-properties officeooo:rsid="0016d7fc"/>
    </style:style>
    <style:style style:name="T13" style:family="text">
      <style:text-properties officeooo:rsid="00447560"/>
    </style:style>
    <style:style style:name="T14" style:family="text">
      <style:text-properties officeooo:rsid="00472789"/>
    </style:style>
    <style:style style:name="T15" style:family="text">
      <style:text-properties officeooo:rsid="0056f1da"/>
    </style:style>
    <style:style style:name="T16" style:family="text">
      <style:text-properties officeooo:rsid="00728d91"/>
    </style:style>
    <style:style style:name="T17" style:family="text">
      <style:text-properties officeooo:rsid="0074ca2c"/>
    </style:style>
    <style:style style:name="T18" style:family="text">
      <style:text-properties officeooo:rsid="0075d4ef"/>
    </style:style>
    <style:style style:name="T19" style:family="text">
      <style:text-properties officeooo:rsid="00202ea4"/>
    </style:style>
    <style:style style:name="T20" style:family="text">
      <style:text-properties officeooo:rsid="00318aac"/>
    </style:style>
    <style:style style:name="T21" style:family="text">
      <style:text-properties officeooo:rsid="001f69c5"/>
    </style:style>
    <style:style style:name="T22" style:family="text">
      <style:text-properties style:text-underline-style="solid" style:text-underline-width="auto" style:text-underline-color="font-color"/>
    </style:style>
    <style:style style:name="T23" style:family="text">
      <style:text-properties style:font-name="Ubuntu Mono"/>
    </style:style>
    <style:style style:name="T24" style:family="text">
      <style:text-properties style:font-name="Ubuntu Mono" officeooo:rsid="007d6552"/>
    </style:style>
    <style:style style:name="T25" style:family="text">
      <style:text-properties style:font-name="Ubuntu Mono" officeooo:rsid="0085338d"/>
    </style:style>
    <style:style style:name="T26" style:family="text">
      <style:text-properties style:font-name="Ubuntu Mono" officeooo:rsid="008a4292"/>
    </style:style>
    <style:style style:name="T27" style:family="text">
      <style:text-properties officeooo:rsid="007faacf"/>
    </style:style>
    <style:style style:name="T28" style:family="text">
      <style:text-properties officeooo:rsid="00473239"/>
    </style:style>
    <style:style style:name="T29" style:family="text">
      <style:text-properties officeooo:rsid="0080a78b"/>
    </style:style>
    <style:style style:name="T30" style:family="text">
      <style:text-properties officeooo:rsid="00398e54"/>
    </style:style>
    <style:style style:name="T31" style:family="text">
      <style:text-properties officeooo:rsid="0080dd64"/>
    </style:style>
    <style:style style:name="T32" style:family="text">
      <style:text-properties officeooo:rsid="004e362b"/>
    </style:style>
    <style:style style:name="T33" style:family="text">
      <style:text-properties officeooo:rsid="0050211c"/>
    </style:style>
    <style:style style:name="T34" style:family="text">
      <style:text-properties officeooo:rsid="005011a1"/>
    </style:style>
    <style:style style:name="T35" style:family="text">
      <style:text-properties officeooo:rsid="008a4292"/>
    </style:style>
    <style:style style:name="T36" style:family="text">
      <style:text-properties officeooo:rsid="005e1903"/>
    </style:style>
    <style:style style:name="T37" style:family="text">
      <style:text-properties style:font-name="Liberation Mono"/>
    </style:style>
    <style:style style:name="T38" style:family="text">
      <style:text-properties style:font-name="Liberation Mono" officeooo:rsid="00447560"/>
    </style:style>
    <style:style style:name="T39" style:family="text">
      <style:text-properties style:font-name="Liberation Mono" officeooo:rsid="00202ea4"/>
    </style:style>
    <style:style style:name="T40" style:family="text">
      <style:text-properties fo:color="#2c3e50" fo:font-weight="bold" style:font-weight-asian="bold" style:font-weight-complex="bold"/>
    </style:style>
    <style:style style:name="T41" style:family="text">
      <style:text-properties officeooo:rsid="009ad58d"/>
    </style:style>
    <style:style style:name="T42" style:family="text">
      <style:text-properties officeooo:rsid="00a14bfc"/>
    </style:style>
    <style:style style:name="T43" style:family="text">
      <style:text-properties officeooo:rsid="00a2e543"/>
    </style:style>
    <style:style style:name="T44" style:family="text">
      <style:text-properties style:font-name="Liberation Mono" officeooo:rsid="00a2e543"/>
    </style:style>
    <style:style style:name="T45" style:family="text">
      <style:text-properties officeooo:rsid="00402118"/>
    </style:style>
    <style:style style:name="T46" style:family="text">
      <style:text-properties officeooo:rsid="00a47ee3"/>
    </style:style>
    <style:style style:name="T47" style:family="text">
      <style:text-properties fo:language="de" fo:country="DE"/>
    </style:style>
    <style:style style:name="T48" style:family="text">
      <style:text-properties fo:language="de" fo:country="DE" officeooo:rsid="00a6ed6c"/>
    </style:style>
    <style:style style:name="T49" style:family="text">
      <style:text-properties officeooo:rsid="00a5dd45"/>
    </style:style>
    <style:style style:name="T50" style:family="text">
      <style:text-properties officeooo:rsid="00a6ed6c"/>
    </style:style>
    <style:style style:name="T51" style:family="text">
      <style:text-properties style:font-name="Courier 10 Pitch"/>
    </style:style>
    <style:style style:name="T52" style:family="text">
      <style:text-properties style:font-name="Courier 10 Pitch" officeooo:rsid="001679fa"/>
    </style:style>
    <style:style style:name="T53" style:family="text">
      <style:text-properties fo:color="#008000" style:font-name="Liberation Mono" fo:font-size="10pt" style:font-size-asian="10pt" style:font-size-complex="10pt"/>
    </style:style>
    <style:style style:name="T54" style:family="text">
      <style:text-properties fo:color="#000000" style:font-name="Liberation Mono" fo:font-size="10pt" style:font-size-asian="10pt" style:font-size-complex="10pt"/>
    </style:style>
    <style:style style:name="T55" style:family="text">
      <style:text-properties fo:color="#666666" style:font-name="Liberation Mono" fo:font-size="10pt" style:font-size-asian="10pt" style:font-size-complex="10pt"/>
    </style:style>
    <style:style style:name="T56" style:family="text">
      <style:text-properties fo:color="#ba2121" style:font-name="Liberation Mono" fo:font-size="10pt" style:font-size-asian="10pt" style:font-size-complex="10pt"/>
    </style:style>
    <style:style style:name="T57" style:family="text">
      <style:text-properties fo:color="#aa22ff" style:font-name="Liberation Mono" fo:font-size="10pt" style:font-size-asian="10pt" style:font-size-complex="10pt"/>
    </style:style>
    <style:style style:name="T58" style:family="text">
      <style:text-properties fo:color="#0000ff" style:font-name="Liberation Mono" fo:font-size="10pt" style:font-size-asian="10pt" style:font-size-complex="10pt"/>
    </style:style>
    <style:style style:name="T59" style:family="text">
      <style:text-properties fo:color="#408080" style:font-name="Liberation Mono" fo:font-size="10pt" style:font-size-asian="10pt" style:font-size-complex="10pt"/>
    </style:style>
    <style:style style:name="T60" style:family="text">
      <style:text-properties fo:color="#000000" style:font-name="Ubuntu Mono" fo:font-size="10pt" style:font-size-asian="10pt" style:font-size-complex="10pt"/>
    </style:style>
    <style:style style:name="T61" style:family="text">
      <style:text-properties fo:color="#666666" style:font-name="Ubuntu Mono" fo:font-size="10pt" style:font-size-asian="10pt" style:font-size-complex="10pt"/>
    </style:style>
    <style:style style:name="T62" style:family="text">
      <style:text-properties fo:color="#008000" style:font-name="Ubuntu Mono"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solid" draw:fill-color="#ffffff" fo:min-height="2.404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svg:stroke-color="#000000" draw:fill="solid" draw:fill-color="#ffffff" fo:min-height="0.425cm" fo:padding-top="0.101cm" fo:padding-bottom="0.101cm" fo:padding-left="0.101cm" fo:padding-right="0.10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solid" svg:stroke-color="#000000" draw:fill="solid" draw:fill-color="#ffffff" fo:min-height="0.402cm" fo:padding-top="0.101cm" fo:padding-bottom="0.101cm" fo:padding-left="0.101cm" fo:padding-right="0.10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4" style:family="graphic">
      <style:graphic-properties draw:stroke="solid" svg:stroke-color="#000000" draw:fill="solid" draw:fill-color="#ffffff" fo:min-height="2.004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solid" svg:stroke-color="#000000" draw:fill="solid" draw:fill-color="#ffffff" fo:min-height="1.603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solid" svg:stroke-color="#000000" draw:fill="solid" draw:fill-color="#ffffff" fo:min-height="3.618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7" style:family="graphic">
      <style:graphic-properties draw:stroke="solid" svg:stroke-color="#000000" draw:fill="solid" draw:fill-color="#ffffff" fo:min-height="4.015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8" style:family="graphic">
      <style:graphic-properties draw:stroke="solid" svg:stroke-color="#000000" draw:fill="solid" draw:fill-color="#ffffff" fo:min-height="1.203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9" style:family="graphic">
      <style:graphic-properties draw:stroke="solid" svg:stroke-color="#000000" draw:fill="solid" draw:fill-color="#ffffff" fo:min-height="3.205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draw:stroke="solid" svg:stroke-color="#000000" draw:fill="solid" draw:fill-color="#ffffff" fo:min-height="0.402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11" style:family="graphic">
      <style:graphic-properties draw:stroke="solid" svg:stroke-color="#000000" draw:fill="solid" draw:fill-color="#ffffff" fo:min-height="3.605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12" style:family="graphic">
      <style:graphic-properties draw:stroke="solid" svg:stroke-color="#000000" draw:fill="solid" draw:fill-color="#ffffff" fo:min-height="1.603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solid" draw:fill-color="#ffffff" fo:min-height="0.425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14" style:family="graphic">
      <style:graphic-properties draw:stroke="solid" svg:stroke-color="#000000" draw:fill="solid" draw:fill-color="#ffffff" fo:min-height="0.852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57"><text:tab/><text:span text:style-name="T40">Symfonia – Anleitung</text:span></text:p>
      <text:p text:style-name="P58"><text:tab/>Das Nachschlagewerk für den neuen Anwender</text:p>
      <text:p text:style-name="P59"><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1">Inhaltsverzeichnis</text:p>
          </text:index-title>
          <text:p text:style-name="P66"><text:a xlink:type="simple" xlink:href="#__RefHeading___Toc17_1048489542" text:style-name="Index_20_Link" text:visited-style-name="Index_20_Link">1 <text:s/>Vorwort<text:tab/>3</text:a></text:p>
          <text:p text:style-name="P67"><text:a xlink:type="simple" xlink:href="#__RefHeading___Toc9934_3413061746" text:style-name="Index_20_Link" text:visited-style-name="Index_20_Link">1.1 <text:s/>Rechtsbelehrung<text:tab/>3</text:a></text:p>
          <text:p text:style-name="P66"><text:a xlink:type="simple" xlink:href="#__RefHeading___Toc19_1048489542" text:style-name="Index_20_Link" text:visited-style-name="Index_20_Link">2 <text:s/>Installation<text:tab/>4</text:a></text:p>
          <text:p text:style-name="P67"><text:a xlink:type="simple" xlink:href="#__RefHeading___Toc884_1080811754" text:style-name="Index_20_Link" text:visited-style-name="Index_20_Link">2.1 <text:s/>Siedelwood Programme<text:tab/>4</text:a></text:p>
          <text:p text:style-name="P67"><text:a xlink:type="simple" xlink:href="#__RefHeading___Toc9936_3413061746" text:style-name="Index_20_Link" text:visited-style-name="Index_20_Link">2.2 <text:s/>Installation des QSBSBuilder<text:tab/>4</text:a></text:p>
          <text:p text:style-name="P67"><text:a xlink:type="simple" xlink:href="#__RefHeading___Toc9938_3413061746" text:style-name="Index_20_Link" text:visited-style-name="Index_20_Link">2.3 <text:s/>Erster Programmstart<text:tab/>4</text:a></text:p>
          <text:p text:style-name="P67"><text:a xlink:type="simple" xlink:href="#__RefHeading___Toc9940_3413061746" text:style-name="Index_20_Link" text:visited-style-name="Index_20_Link">2.4 <text:s/>Updates manuell laden<text:tab/>5</text:a></text:p>
          <text:p text:style-name="P67"><text:a xlink:type="simple" xlink:href="#__RefHeading___Toc9942_3413061746" text:style-name="Index_20_Link" text:visited-style-name="Index_20_Link">2.5 <text:s/>QSB erstellen und verwenden<text:tab/>5</text:a></text:p>
          <text:p text:style-name="P66"><text:a xlink:type="simple" xlink:href="#__RefHeading___Toc1255_258710214" text:style-name="Index_20_Link" text:visited-style-name="Index_20_Link">3 <text:s/>Erste Schritte bei der Verwendung<text:tab/>6</text:a></text:p>
          <text:p text:style-name="P67"><text:a xlink:type="simple" xlink:href="#__RefHeading___Toc25_1048489542" text:style-name="Index_20_Link" text:visited-style-name="Index_20_Link">3.1 <text:s/>DEBUG aktivieren<text:tab/>6</text:a></text:p>
          <text:p text:style-name="P67"><text:a xlink:type="simple" xlink:href="#__RefHeading___Toc1239_2158828593" text:style-name="Index_20_Link" text:visited-style-name="Index_20_Link">3.2 <text:s/>Namenskonvention für Quests<text:tab/>7</text:a></text:p>
          <text:p text:style-name="P67"><text:a xlink:type="simple" xlink:href="#__RefHeading___Toc2054_1731940960" text:style-name="Index_20_Link" text:visited-style-name="Index_20_Link">3.3 <text:s/>Schnelles Testen<text:tab/>7</text:a></text:p>
          <text:p text:style-name="P66"><text:a xlink:type="simple" xlink:href="#__RefHeading___Toc2107_1731940960" text:style-name="Index_20_Link" text:visited-style-name="Index_20_Link">4 <text:s/>Grundlagen des Skripten<text:tab/>8</text:a></text:p>
          <text:p text:style-name="P67"><text:a xlink:type="simple" xlink:href="#__RefHeading___Toc2109_1731940960" text:style-name="Index_20_Link" text:visited-style-name="Index_20_Link">4.1 <text:s/>DEBUG im Skript aktivieren<text:tab/>8</text:a></text:p>
          <text:p text:style-name="P67"><text:a xlink:type="simple" xlink:href="#__RefHeading___Toc2111_1731940960" text:style-name="Index_20_Link" text:visited-style-name="Index_20_Link">4.2 <text:s/>Behavior selber schreiben<text:tab/>8</text:a></text:p>
          <text:p text:style-name="P68"><text:a xlink:type="simple" xlink:href="#__RefHeading___Toc2113_1731940960" text:style-name="Index_20_Link" text:visited-style-name="Index_20_Link">4.2.1 <text:s/>Ein Goal schreiben<text:tab/>8</text:a></text:p>
          <text:p text:style-name="P68"><text:a xlink:type="simple" xlink:href="#__RefHeading___Toc2115_1731940960" text:style-name="Index_20_Link" text:visited-style-name="Index_20_Link">4.2.2 <text:s/>Einen Trigger schreiben<text:tab/>9</text:a></text:p>
          <text:p text:style-name="P68"><text:a xlink:type="simple" xlink:href="#__RefHeading___Toc2117_1731940960" text:style-name="Index_20_Link" text:visited-style-name="Index_20_Link">4.2.3 <text:s/>Ein Reprisal/Reward schreiben<text:tab/>9</text:a></text:p>
          <text:p text:style-name="P67"><text:a xlink:type="simple" xlink:href="#__RefHeading___Toc2119_1731940960" text:style-name="Index_20_Link" text:visited-style-name="Index_20_Link">4.3 <text:s/>Aufträge in das Skript verlagern<text:tab/>9</text:a></text:p>
          <text:p text:style-name="P68"><text:a xlink:type="simple" xlink:href="#__RefHeading___Toc2121_1731940960" text:style-name="Index_20_Link" text:visited-style-name="Index_20_Link">4.3.1 <text:s/>Angaben für einen Auftrag<text:tab/>10</text:a></text:p>
          <text:p text:style-name="P67"><text:a xlink:type="simple" xlink:href="#__RefHeading___Toc2123_1731940960" text:style-name="Index_20_Link" text:visited-style-name="Index_20_Link">4.4 <text:s/>Interaktive Objekte<text:tab/>10</text:a></text:p>
          <text:p text:style-name="P67"><text:a xlink:type="simple" xlink:href="#__RefHeading___Toc2147_1731940960" text:style-name="Index_20_Link" text:visited-style-name="Index_20_Link">4.5 <text:s/>Interaktive Siedler<text:tab/>11</text:a></text:p>
          <text:p text:style-name="P67"><text:a xlink:type="simple" xlink:href="#__RefHeading___Toc2200_1731940960" text:style-name="Index_20_Link" text:visited-style-name="Index_20_Link">4.6 <text:s/>Briefing<text:tab/>12</text:a></text:p>
          <text:p text:style-name="P68"><text:a xlink:type="simple" xlink:href="#__RefHeading___Toc2202_1731940960" text:style-name="Index_20_Link" text:visited-style-name="Index_20_Link">4.6.1 <text:s/>Grundlagen von Briefings<text:tab/>12</text:a></text:p>
          <text:p text:style-name="P66"><text:a xlink:type="simple" xlink:href="#__RefHeading___Toc2204_1731940960" text:style-name="Index_20_Link" text:visited-style-name="Index_20_Link">5 <text:s/>Das Burglager<text:tab/>13</text:a></text:p>
        </text:index-body>
      </text:table-of-content>
      <text:p text:style-name="P2"/>
      <text:h text:style-name="P63" text:outline-level="1"><text:bookmark-start text:name="__RefHeading___Toc17_1048489542"/>Vorwort<text:bookmark-end text:name="__RefHeading___Toc17_1048489542"/></text:h>
      <text:p text:style-name="P4">Symfonia, oder auch QSB-<text:span text:style-name="T43">S</text:span>, hat <text:span text:style-name="T10">es sich zum</text:span> Ziel <text:span text:style-name="T10">gesetzt, </text:span>das Leben des Mappers zu erleichtern. <text:span text:style-name="T11">Viele bekannte und geschätzte Standardfunktionen befinden sich bereits in der QSB und müssen nicht mehr in die eigenen Skripte kopiert werden.</text:span> <text:span text:style-name="T11">U</text:span>m in den Genuss der Vorzüge dieses <text:span text:style-name="T11">Rahmenwerkes (englisch: </text:span>Framework<text:note text:id="ftn1" text:note-class="footnote"><text:note-citation>1</text:note-citation><text:note-body><text:p text:style-name="P29">Framework: ist ein Programmiergerüst, welches vereinfacht und dem Anwender Vorteile gegenüber der nativen Möglichkeiten einer Umgebung bietet, <text:span text:style-name="T7">in der er sich bewegt</text:span>.</text:p></text:note-body></text:note><text:span text:style-name="T11">)</text:span> zu kommen, <text:span text:style-name="T11">muss man sich an einige </text:span><text:span text:style-name="T4">wenige</text:span><text:span text:style-name="T11"> Regeln halten, denn ohne Regeln ist das Leben ein Chaos. Das ist überhaupt nicht kompliziert und macht sogar Spaß! Sobald die Grundregeln beachtet werden, geht Dir das Mappen so leicht von der Hand, wie eine Scheibe Brot zu schmieren.</text:span></text:p>
      <text:p text:style-name="P5">Es ist vollkommen unnötig seine Zeit mit Gedanken wie „jetzt ist alles anders“ oder „ich bin kein Genie“ zu verschwenden. Bei der Programmierung der QSB wurde Wert darauf gelegt, altbewährte Vorgehensweisen beizubehalten und zu erweitern. Zusätzlich sich einige Dinge hinzugekommen, die unkompliziert eingesetzt werden können u<text:span text:style-name="T15">m</text:span> aus den eigenen Maps etwas <text:span text:style-name="T15">besonderes </text:span>zu machen. Dabei sind Kreativität und Individualität keine Grenzen gesetzt! Bald wirst Du in den Genuss der einzigartigen Möglichkeiten kommen, die Dir die QSB anbieten kann.</text:p>
      <text:p text:style-name="P5">Doch zuvor stehen einige Erklärungen aus. Niemand erwartet von Dir sofort alles zu verstehen. Und genau das ist das großartige an Symfonia: es gibt nichts zu verstehen! Die gesamte Handhabe ist intuitiv designt. Und wer einmal den Dreh raus hat, wird nie wieder etwas anderes wollen. Aber genug der langen Vorrede: Jetzt<text:span text:style-name="T12"> werde ich die wichtigsten Dinge erklären, die Du benötigst um Symfonia zu nutzen. Ich werde auf die speziellen Funktionalitäten eingehen, angefangen bei der Installation und den ersten Schritten zur Verwendung bis hin zu einigen speziellen Features.</text:span></text:p>
      <text:h text:style-name="P72" text:outline-level="2"><text:bookmark-start text:name="__RefHeading___Toc9934_3413061746"/>Rechtsbelehrung<text:bookmark-end text:name="__RefHeading___Toc9934_3413061746"/></text:h>
      <text:p text:style-name="P91">DIE SIEDLER – Aufstieg eines Königreichs sind eingetragene Marke von Ubisoft. Alle Rechte bezüglich des Spiels liegen bei Ubisoft. Ubisoft kann jedoch keine Fragen zur QSB <text:span text:style-name="T50">oder den Programmen</text:span> beantworten, da <text:span text:style-name="T50">dies</text:span> ein Community Projekt ist.</text:p>
      <text:p text:style-name="P90">Obwohl das Programm weder ein Virus noch ein Trojaner ist – und wenn Kasperski und Co das Gegenteil behauten – geschiet die Nutzung auf eigene Gefahr. Für eventuelle Schäden an Geräten oder den Verlust von Arbeit und/oder Freizeit wird keinerlei Haftung übernommen! Die gleichen Regeln gelten für die QSB-S und alle anderen mitgelieferten Programme.</text:p>
      <text:p text:style-name="P88"/>
      <text:h text:style-name="P65" text:outline-level="1"><text:bookmark-start text:name="__RefHeading___Toc19_1048489542"/>Installation<text:bookmark-end text:name="__RefHeading___Toc19_1048489542"/></text:h>
      <text:h text:style-name="P71" text:outline-level="2"><text:bookmark-start text:name="__RefHeading___Toc884_1080811754"/>Siedelwood Programme<text:bookmark-end text:name="__RefHeading___Toc884_1080811754"/></text:h>
      <text:p text:style-name="P80">Die QSB-S wird als Archiv mit Anleitungen, Beispielen und Programmen ausgeliefert. Um die QSB zu erhalten, musst <text:span text:style-name="T50">Du</text:span> <text:span text:style-name="T8">QSBSBuilderInstaller.exe</text:span> ausführen und das Programm auf deinem PC installieren. Das Programm selbst benötigt die Java Runtime Enviorment Version 8 (JRE) um zu funktionieren. Dies gilt übrigens für alle Siedelwood-Programme.</text:p>
      <text:p text:style-name="Text_20_body">Beispiele für Runtime Enviorments:</text:p>
      <text:list xml:id="list2007192698" text:style-name="L2">
        <text:list-item>
          <text:p text:style-name="P75">AdoptOpenJDK (Enthält JRE)</text:p>
        </text:list-item>
        <text:list-item>
          <text:p text:style-name="P75">Open JDK (Enthält JRE)</text:p>
        </text:list-item>
        <text:list-item>
          <text:p text:style-name="P75">Oracle JRE</text:p>
        </text:list-item>
      </text:list>
      <text:p text:style-name="Text_20_body">Wer noch kein Java auf seinem PC installiert hat, kann sich z.B. die AdoptOpenJDK von dieser Seite herunterladen.</text:p>
      <text:p text:style-name="Text_20_body"><text:a xlink:type="simple" xlink:href="https://adoptopenjdk.net/" text:style-name="Internet_20_link" text:visited-style-name="Visited_20_Internet_20_Link">https://adoptopenjdk.net</text:a></text:p>
      <text:p text:style-name="P84">Du kannst auswählen, welche Software herruntergeladen wird. <text:span text:style-name="T43">Wähle OpenJDK8 aus. Als Platform Windows x64 JRE aus. Solltest Du noch immer ein 32-Bit-System haben, musst Du stattdessen Windows x86 JRE auswählen.</text:span></text:p>
      <text:p text:style-name="Text_20_body">Folge anschließend den Anweisungen auf der Seite.</text:p>
      <text:h text:style-name="Heading_20_2" text:outline-level="2"><text:bookmark-start text:name="__RefHeading___Toc9936_3413061746"/>Installation des QSBSBuilder<text:bookmark-end text:name="__RefHeading___Toc9936_3413061746"/></text:h>
      <text:p text:style-name="P81"><text:span text:style-name="T43">Führe die </text:span><text:span text:style-name="T44">QSBSBuilderInstaller.exe</text:span><text:span text:style-name="T43"> aus und installiere das Programm in ein beliebiges Verzeichnis</text:span>. <text:span text:style-name="T43">Im Startmenü findest du einen Eintrag „Siedelwood“. Dort befindet sich der QSB-S-Builder und kann gestartet und auch deinstalliert werden.</text:span> <text:span text:style-name="T45">Du kannst Dir auch eine Verknüpfung auf den Desktop anlegen, wenn Du das willst.</text:span></text:p>
      <text:h text:style-name="Heading_20_2" text:outline-level="2"><text:bookmark-start text:name="__RefHeading___Toc9938_3413061746"/>Erster Programmstart<text:bookmark-end text:name="__RefHeading___Toc9938_3413061746"/></text:h>
      <text:p text:style-name="P82">Wird das Programm zum ersten mal gestartet, wird es versuchen die Quelldateien der QSB herunterzuladen. Du benötigst dafür eine Internetverbindung. Es wird automatisch immer die aktuelle Version der QSB heruntergeladen. Nachdem der Download abgeschlossen ist, kannst Du direkt und ohne Neustart loslegen.</text:p>
      <text:p text:style-name="P83">Wenn die Struktur der lokal vorhandenen Quelldateien nicht mehr mit denen im Netz übereinstimmt, wird auch automatisch ein Update beim Programmstart <text:span text:style-name="T49">ausgeführt und die aktuelle Version aus dem Internet heruntergeladen</text:span>.</text:p>
      <text:p text:style-name="P83"><text:span text:style-name="T49">Dieses „Zwangsupdate“ geschieht nur zu dem Zweck die Funktionalität dieser Software und der mit ihr erzeugten QSB zu gewährleisten!</text:span></text:p>
      <text:p text:style-name="P82"/>
      <text:h text:style-name="P73" text:outline-level="2"><text:bookmark-start text:name="__RefHeading___Toc9940_3413061746"/>Updates <text:span text:style-name="T46">manuell</text:span> laden<text:bookmark-end text:name="__RefHeading___Toc9940_3413061746"/></text:h>
      <text:p text:style-name="P85">Eines der Features des Programms ist es, nach Updates zu suchen. Durch ein <text:span text:style-name="T49">manuelles </text:span>Update werden nur die Quelldateien der QSB aktualisiert. Ein <text:span text:style-name="T49">solches</text:span> Versionsupdate wird Dir nicht aufgezwungen. Du musst selbstständig über die Option „Aktualisieren“ im Block „Nach Updates suchen“ ein Update ausführen.</text:p>
      <text:p text:style-name="P85">Ist eine Aktualisierung verfügbar, wird Dir eine Seite mit allen Änderungen angezeigt. Hängst <text:span text:style-name="T50">D</text:span>u mehr als eine Version hinterher, bekommst du immer automatisch alle Updates angezeigt. Du kannst dann das Update ausführen oder abbrechen.</text:p>
      <text:p text:style-name="P85">Sollte es keine neue Version geben, wirst Du darüber informiert und kehrst zur Hauptseite zurück. <text:span text:style-name="T50">Schaue regelmäßig mal nach!</text:span></text:p>
      <text:h text:style-name="Heading_20_2" text:outline-level="2"><text:bookmark-start text:name="__RefHeading___Toc9942_3413061746"/>QSB <text:span text:style-name="T49">erstellen und verwenden</text:span><text:bookmark-end text:name="__RefHeading___Toc9942_3413061746"/></text:h>
      <text:p text:style-name="P82">Über „Editor öffnen“ im Block „QSB zusammenstellen“ wird die Komponentenauswahl angezeigt. Auf dieser Seite können die einzelnen Bestandteile der QSB ausgewählt werden. Bundles können immer ausgewählt werden. AddOns haben Abhängigkeiten ohne die sie nicht funktionieren. Die Abhängigkeiten werden automatisch mit ausgewählt. Solltest du aber eine Abhängigkeit entfernen, wird auch das AddOn wieder entfernt.</text:p>
      <text:p text:style-name="P82">Standardmäßig sind <text:span text:style-name="T8">Core</text:span>, <text:span text:style-name="T8">BundleClassicBehavior</text:span>, <text:span text:style-name="T8">BundleQuestGeneration</text:span> und <text:span text:style-name="T8">AddOnQuestDebug</text:span> ausgewählt und können auch niemals abgewählt werden. Diese Komponenten repräsentieren die minimale Konfiguration, welche in etwa der QSB 3.9 entspricht. Es steht Dir natürlich frei, weitere Komponenten oder sogar alle Komponenten auszuwählen. Um <text:span text:style-name="T50">D</text:span>ir die Entscheidung zu erleichtern, kannst <text:span text:style-name="T50">D</text:span>u die Dokumentation anzeigen.</text:p>
      <text:p text:style-name="P86"><text:span text:style-name="T47">Die QSB wird im Downloads Ordner gespeichert. Du kannst das Verzeichnis aber frei wählen. Neben der erstellten QSB kannst </text:span><text:span text:style-name="T48">D</text:span><text:span text:style-name="T47">u auch die Rohskripte für das globale und lokale Skript mit ausgeben lassen. Diese Skripte werden ebenfalls benötigt, damit die QSB funktioniert! </text:span><text:span text:style-name="T13">Darum müssen diese Dateien verwendet werden. Die Vorlage </text:span><text:span text:style-name="T52">mapscript.lua</text:span><text:span text:style-name="T6"> ist für das globale Skript und die Vorlage </text:span><text:span text:style-name="T52">localmapscript.lua</text:span><text:span text:style-name="T6"> für das lokale Skript gedacht. Diese Dateien müssen <text:s/>in Deine Map importiert werden, damit sie gespielt werden kann! Du kannst die Skripte unverändert verwenden und gleich beginnen Quests im Assistenten zu erstellen. Natürlich kannst Du auch eigene Funktionen hinzufügen.</text:span></text:p>
      <text:p text:style-name="P87">Um dies zu tun, musst <text:span text:style-name="T14">D</text:span>u den Expertenmodus aktivieren. Im Expertenmodus können die Kartenskripte importiert und exportiert werden. Bitte lasse <text:span text:style-name="T14">D</text:span>ich nicht von der Bezeichnung „<text:span text:style-name="T14">Expertenmodus“ </text:span>oder dem <text:span text:style-name="T16">unsinnigen </text:span>Warnhinweis abschrecken! Klar besteht die Möglichkeit viel falsch zu machen, aber dafür gibt es ja die QSB. Mit ihr reduziert sich das Risiko auf ein Minimum! Sobald die Kartenskripte importiert sind, kann es losgehen!</text:p>
      <text:p text:style-name="P87"/>
      <text:h text:style-name="P64" text:outline-level="1"><text:bookmark-start text:name="__RefHeading___Toc1255_258710214"/>Erste Schritte bei der Verwendung<text:bookmark-end text:name="__RefHeading___Toc1255_258710214"/></text:h>
      <text:p text:style-name="P14">Die QSB kann wie gewöhnt mit dem Assistenten im Karteneditor verwendet werden. Alle Standardfunktionen stehen Dir zur Verfügung. <text:span text:style-name="T18">Die QSB kann natürlich noch mehr als nur Auftragsassistenten. Auf diese Dinge wird später eingegangen.</text:span></text:p>
      <text:p text:style-name="P12">Für eine Anleitung zum Auftragsassistenten des Editors konsultiere bitte das SEED Handbuch.</text:p>
      <text:h text:style-name="Heading_20_2" text:outline-level="2"><text:bookmark-start text:name="__RefHeading___Toc25_1048489542"/>DEBUG aktivieren<text:bookmark-end text:name="__RefHeading___Toc25_1048489542"/></text:h>
      <text:p text:style-name="P3"><text:span text:style-name="T13">Bevor Du in den kreativen Schöpfungsprozess einsteigst, möchtest Du vielleicht den Debug</text:span><text:span text:style-name="T13"><text:note text:id="ftn3" text:note-class="footnote"><text:note-citation>2</text:note-citation><text:note-body><text:p text:style-name="P28">Debug: Kommt aus der Sprache der Software-Entwickler. Fehler werden aus Bugs (Käfer) bezeichnet. Fehler beseitigen bedeutet also Ungeziefer auszumerzen, das einem das Leben schwer macht. <text:span text:style-name="T14">Begebe dich auf Kakerla-kenjagt und lösche die Fehler alle aus!</text:span></text:p></text:note-body></text:note></text:span><text:span text:style-name="T13"> aktivieren, um Fehler schneller entdecken zu können. Im Debug-Mode können auch Cheats verwendet und Kommandos eingegeben werden. Der Debug wird aktiviert mit dem Behavior</text:span><text:span text:style-name="T13"><text:note text:id="ftn4" text:note-class="footnote"><text:note-citation>3</text:note-citation><text:note-body><text:p text:style-name="P31">Behavior: (eng. „Verhalten“) hier: Steuert, wie sich ein Quest verhält.</text:p></text:note-body></text:note></text:span><text:span text:style-name="T13"> </text:span><text:span text:style-name="T38">Reward_DEBUG</text:span><text:span text:style-name="T13">.</text:span></text:p>
      <text:p text:style-name="P10">Die folgenden Funktionen können alle eigenständig aktiviert oder deaktiviert werden:</text:p>
      <table:table table:name="Tabelle1" table:style-name="Tabelle1">
        <table:table-column table:style-name="Tabelle1.A"/>
        <table:table-column table:style-name="Tabelle1.B"/>
        <table:table-row>
          <table:table-cell table:style-name="Tabelle1.A1" office:value-type="string">
            <text:p text:style-name="P34">Option</text:p>
          </table:table-cell>
          <table:table-cell table:style-name="Tabelle1.B1" office:value-type="string">
            <text:p text:style-name="P34">Beschreibung</text:p>
          </table:table-cell>
        </table:table-row>
        <table:table-row>
          <table:table-cell table:style-name="Tabelle1.A2" office:value-type="string">
            <text:p text:style-name="P33">Quests zur Laufzeit prüfen</text:p>
          </table:table-cell>
          <table:table-cell table:style-name="Tabelle1.B2" office:value-type="string">
            <text:p text:style-name="P33">Die Behavior eines Auftrages werden zuerst geprüft, bevor die Ausgeführt werden. Tritt ein Fehler auf, wird der Auftrag gestoppt und eine Fehlermeldung angezeigt.</text:p>
          </table:table-cell>
        </table:table-row>
        <table:table-row>
          <table:table-cell table:style-name="Tabelle1.A2" office:value-type="string">
            <text:p text:style-name="P33">Questverfolgung</text:p>
          </table:table-cell>
          <table:table-cell table:style-name="Tabelle1.B2" office:value-type="string">
            <text:p text:style-name="P33">Bei jeder Änderung des Status eines Auftrages wird eine Meldung auf dem Bildschirm angezeigt.</text:p>
          </table:table-cell>
        </table:table-row>
        <table:table-row>
          <table:table-cell table:style-name="Tabelle1.A2" office:value-type="string">
            <text:p text:style-name="P33">Cheats aktivieren</text:p>
          </table:table-cell>
          <table:table-cell table:style-name="Tabelle1.B2" office:value-type="string">
            <text:p text:style-name="P33">Aktiviert die altbekannten Cheats des Spiels. Für eine Liste der Cheats siehe die Dokumentation.</text:p>
          </table:table-cell>
        </table:table-row>
        <table:table-row>
          <table:table-cell table:style-name="Tabelle1.A2" office:value-type="string">
            <text:p text:style-name="P33">Eingabe aktivieren</text:p>
          </table:table-cell>
          <table:table-cell table:style-name="Tabelle1.B2" office:value-type="string">
            <text:p text:style-name="P33">Aktiviert eine Eingabeaufforderung mit einfachen Befehlen. Die Eingabe wird mit <text:span text:style-name="T8">SHIFT + ^</text:span> begonnen und mit <text:span text:style-name="T8">Enter</text:span> bestätigt. Für eine Liste der Befehle siehe die Dokumentation.</text:p>
          </table:table-cell>
        </table:table-row>
      </table:table>
      <text:p text:style-name="P39">Auch wenn es immer wieder gern getan wird, um den Spieler in Notlagen helfen zu können, ist der Debug <text:span text:style-name="T22">nicht</text:span> dafür gedacht in der finalen Map aktiv zu sein! Mit dem Debug ist es möglich tiefgreifende Manipulation an der Folge der Quests vorzunehmen. Ebenfalls kann man eigene Lua-Skripte ins Spiel laden.</text:p>
      <text:p text:style-name="P92">Der unehrlichen Haut, die ein wenig vom Spiel und von LUA versteht, wird somit Tür und Tor zur Manipulation geöffnet. Dadurch können Probleme entstehen, die im normalen Spielverlauf niemals auftreten würden. Debug <text:span text:style-name="T22">bitte</text:span> vor Veröffentlichung deaktivieren.</text:p>
      <text:p text:style-name="P92"/>
      <text:h text:style-name="P74" text:outline-level="2"><text:bookmark-start text:name="__RefHeading___Toc1239_2158828593"/>Namenskonvention für Quests<text:bookmark-end text:name="__RefHeading___Toc1239_2158828593"/></text:h>
      <text:p text:style-name="P11">Eine Map ist nichts ohne eine Geschichte. In einem Spiel werden Geschichten durch Quests erzählt. Der Spieler muss Aufträge erledigen um die Handlung voranzutreiben. <text:span text:style-name="T17">Folglich musst Du Deine Geschichte in Aufträge gliedern. Man kann jedoch leicht den Überblick verlieren, da es vermutlich eine größere Anzahl geben wird. Deshalb bietet sich die Einteilung in Abschnitte an. Jeder Auftrag bekommt einen Abschnitts-Präfix vor seinen Namen.</text:span></text:p>
      <text:p text:style-name="P60">K1Q1_Langvogt_werden<text:line-break/>K1Q2_Verlorene_Schafe_finden<text:line-break/>K1Q3_Belohnung_Schafe_gefunden<text:line-break/>K1Q4_Wolfsangrif<text:span text:style-name="T42">f</text:span><text:line-break/>...</text:p>
      <text:p text:style-name="P16">Der Editor wird die Aufträge entsprechend geordnet im Assistenten anzeigen. Du solltest Dich nicht nur auf Abschnitts- und Auftragsnummer verlassen! Eine kurze Zusammenfassung was in dem Quest passiert, erhöht die Übersichtlichkeit.</text:p>
      <text:p text:style-name="P17">Nicht alle Zeichen sind für einen Namen erlaubt. Auch wenn Du Questnamen auf Deutsch schreibst, bist du beschränkt auf Großbuchstaben (A-Z), Kleinbuchstaben (a-z), Zahlen (0-9) und Unterstrich (_). Umlaute (äöüß usw.), Sonderzeichen (!“§$ usw.), Leerzeichen und nicht druckbare Zeichen (\n\r usw.) sind nicht erlaubt! Solltest Du einen Namen mit nicht erlaubten Zeichen verwenden, wird der Quest nicht erzeugt werden.</text:p>
      <text:h text:style-name="P69" text:outline-level="2"><text:bookmark-start text:name="__RefHeading___Toc2054_1731940960"/>Schnelles Testen<text:bookmark-end text:name="__RefHeading___Toc2054_1731940960"/></text:h>
      <text:p text:style-name="P15">Nach <text:span text:style-name="T3">jeder</text:span> Änderung im Skript <text:span text:style-name="T14">müsste man eigentlich</text:span> das Spiel verlassen, den Editor starten und das Skript neu importieren. <text:span text:style-name="T14">Das</text:span> ist auf Dauer anstrengend und koste<text:span text:style-name="T19">t</text:span> viel Zeit! Daher bietet es sich für die Entwicklung an, das globale und lokale Skript auszulagern. Dazu wird ein Hilfsskript benötigt, das anstelle der eigentlichen Skripte in die Map importiert wird.</text:p>
      <text:p text:style-name="P38"><draw:frame text:anchor-type="paragraph" draw:z-index="0" draw:name="Form1" draw:style-name="gr1" draw:text-style-name="P93" svg:width="17.001cm" svg:height="2.606cm" svg:x="0cm" svg:y="-0.161cm"><draw:text-box><text:p><text:span text:style-name="T53">local</text:span><text:span text:style-name="T54"> PathToProject </text:span><text:span text:style-name="T55">=</text:span><text:span text:style-name="T54"> </text:span><text:span text:style-name="T56">"C:/MyProjects/MyMap"</text:span><text:span text:style-name="T54">;</text:span><text:span text:style-name="T54"><text:line-break/></text:span><text:span text:style-name="T53">if</text:span><text:span text:style-name="T54"> </text:span><text:span text:style-name="T57">not</text:span><text:span text:style-name="T54"> GUI </text:span><text:span text:style-name="T53">then</text:span><text:span text:style-name="T54"><text:line-break/></text:span><text:span text:style-name="T54"> <text:s text:c="3"/>Script.Load(PathToProject </text:span><text:span text:style-name="T55">..</text:span><text:span text:style-name="T54"> </text:span><text:span text:style-name="T56">"/mapscript.lua"</text:span><text:span text:style-name="T54">);</text:span><text:span text:style-name="T54"><text:line-break/></text:span><text:span text:style-name="T53">else</text:span><text:span text:style-name="T54"><text:line-break/></text:span><text:span text:style-name="T54"> <text:s text:c="3"/>Script.Load(PathToProject </text:span><text:span text:style-name="T55">..</text:span><text:span text:style-name="T54"> </text:span><text:span text:style-name="T56">"/localmapscript.lua"</text:span><text:span text:style-name="T54">);</text:span><text:span text:style-name="T54"><text:line-break/></text:span><text:span text:style-name="T53">end</text:span></text:p></draw:text-box></draw:frame><text:span text:style-name="T21">Dieses Skript lädt automatisch die entsprechenden Dateien, da es zuerst prüft, ob es sich in der globalen oder lokalen Environment</text:span><text:span text:style-name="T21"><text:note text:id="ftn5" text:note-class="footnote"><text:note-citation>4</text:note-citation><text:note-body><text:p text:style-name="P30">Environment: (eng. „Umgebung“) Bezeichnet einen für sich abgeschlossenen Bereich.</text:p></text:note-body></text:note></text:span><text:span text:style-name="T21"> befindet. Dadurch kannst Du während der Entwicklung viel Zeit sparen. Passe einfach den Pfad </text:span><text:span text:style-name="T39">PathToProject</text:span><text:span text:style-name="T19"> an Deine Bedürfnisse an. Beachte: vor der Veröffentlichung musst Du aber die eigentlichen "richtigen" Skripte in die Map importieren.</text:span></text:p>
      <text:p text:style-name="P6">Ein Beispiel für einen angepassten Pfad könnte wie folgt aussehen:</text:p>
      <text:p text:style-name="P6"><draw:frame text:anchor-type="paragraph" draw:z-index="1" draw:name="Form1" draw:style-name="gr2" draw:text-style-name="P95" svg:width="17.001cm" svg:height="0.627cm" svg:x="0cm" svg:y="-0.21cm"><draw:text-box><text:p text:style-name="P94"><text:span text:style-name="T53">local</text:span><text:span text:style-name="T54"> PathToProject </text:span><text:span text:style-name="T55">=</text:span><text:span text:style-name="T54"> </text:span><text:span text:style-name="T56">"C:/Maps/Scripts/mf02_gutkirschenessenmitmanfred"</text:span><text:span text:style-name="T54">;</text:span></text:p></draw:text-box></draw:frame></text:p>
      <text:p text:style-name="P6">Solange der Pfad stimmt und alle Dateien vorhanden sind, wird es funktionieren.</text:p>
      <text:h text:style-name="Heading_20_1" text:outline-level="1"><text:bookmark-start text:name="__RefHeading___Toc2107_1731940960"/><text:soft-page-break/><text:span text:style-name="T27">Grundlagen des </text:span>Skript<text:span text:style-name="T27">en</text:span><text:bookmark-end text:name="__RefHeading___Toc2107_1731940960"/></text:h>
      <text:h text:style-name="P70" text:outline-level="2"><text:bookmark-start text:name="__RefHeading___Toc2109_1731940960"/>DEBUG im Skript aktivieren<text:bookmark-end text:name="__RefHeading___Toc2109_1731940960"/></text:h>
      <text:p text:style-name="P18">Genauso, wie der Debug im Auftragsassistent aktiviert werden kann, kannst Du ihn auch über einen Skriptbefehl aktivieren. Dazu genügt ein einfacher Aufruf in der <text:span text:style-name="T23">Mission_FirstMapAction</text:span>.</text:p>
      <text:p text:style-name="P18"><draw:frame text:anchor-type="paragraph" draw:z-index="2" draw:name="Form1" draw:style-name="gr3" draw:text-style-name="P95" svg:width="17.001cm" svg:height="0.604cm" svg:x="0cm" svg:y="-0.21cm"><draw:text-box><text:p text:style-name="P94"><text:span text:style-name="T54">API.ActivateDebugMode(</text:span><text:span text:style-name="T53">true</text:span><text:span text:style-name="T54">, </text:span><text:span text:style-name="T53">false</text:span><text:span text:style-name="T54">, </text:span><text:span text:style-name="T53">true</text:span><text:span text:style-name="T54">, </text:span><text:span text:style-name="T53">true</text:span><text:span text:style-name="T54">);</text:span></text:p></draw:text-box></draw:frame></text:p>
      <text:p text:style-name="P18">Die Parameter sind exakt die gleichen wie beim Behavior <text:span text:style-name="T23">Reward_DEBUG</text:span>.</text:p>
      <text:h text:style-name="Heading_20_2" text:outline-level="2"><text:bookmark-start text:name="__RefHeading___Toc2111_1731940960"/>Behavior selber schreiben<text:bookmark-end text:name="__RefHeading___Toc2111_1731940960"/></text:h>
      <text:p text:style-name="P19">Manchmal sind die Behavior, die die QSB bereitstellt, einfach nicht genug!</text:p>
      <text:p text:style-name="P19">In diesem Fall wirst Du in die Situation kommen, ein Behavior selbst schreiben zu müssen. Das ist überhaupt nicht schwer, wenn man sich dabei an ein paar Regeln hält.</text:p>
      <text:list xml:id="list965560788" text:style-name="L1">
        <text:list-item>
          <text:p text:style-name="P78">Behavior haben 4 verschiedene Typen: Goal (Ziel), Reprisal (Strafe), Reward (Belohnung), Trigger (Auslöser). Ebenso unterschiedlich wie sie sich verhalten, werden sie auch im Skript geschrieben. Wobei Reprisal und Reward aber identisch aufgebaut sind.</text:p>
        </text:list-item>
        <text:list-item>
          <text:p text:style-name="P78">Ein Goal kann 3 Zustände haben: unbestimmt, erfüllt und fehlgeschlagen. Diese Zustände werden durch einen Wahrheitswert bestimmt, den das Goal zurückgeben muss. Dabei wird für erfüllt <text:span text:style-name="T23">true</text:span> zurückgegeben, für fehlgeschlagen <text:span text:style-name="T23">false</text:span> und für unbestimmt nichts.</text:p>
        </text:list-item>
        <text:list-item>
          <text:p text:style-name="P79">Ein Trigger hat 2 Zustände: ausgelöst und inaktiv. Diese Zustände werden ebenfalls durch Wahrheitswerte repräsentiert und müssen zurückgegeben werden. Um auszulösen muss <text:span text:style-name="T24">true</text:span> zurückgegeben werden. Für inaktiv entweder <text:span text:style-name="T24">false</text:span> oder einfach nichts.</text:p>
        </text:list-item>
        <text:list-item>
          <text:p text:style-name="P79">Ein Reprisal oder ein Reward sind simple Callbacks<text:note text:id="ftn6" text:note-class="footnote"><text:note-citation>5</text:note-citation><text:note-body><text:p text:style-name="P31">Callback: Funktion, die als Reaktion auf ein Ereignis aufgerufen wird.</text:p></text:note-body></text:note> und geben nichts zurück. Alle Statements<text:note text:id="ftn7" text:note-class="footnote"><text:note-citation>6</text:note-citation><text:note-body><text:p text:style-name="P31">Statement: Ein Befehl im Code</text:p></text:note-body></text:note> werden nacheinander ausgeführt ohne Fragen zu stellen.</text:p>
        </text:list-item>
      </text:list>
      <text:p text:style-name="P20">Wenn man diese Regeln beachtet, kann man ganz einfach eigene Behavior schreiben.</text:p>
      <text:h text:style-name="P76" text:outline-level="3"><text:bookmark-start text:name="__RefHeading___Toc2113_1731940960"/>Ein Goal schreiben<text:bookmark-end text:name="__RefHeading___Toc2113_1731940960"/></text:h>
      <text:p text:style-name="P20">Goals sind Ziele, die der Spieler erreichen muss.</text:p>
      <text:p text:style-name="P20"><draw:frame text:anchor-type="paragraph" draw:z-index="3" draw:name="Form1" draw:style-name="gr4" draw:text-style-name="P93" svg:width="17.001cm" svg:height="2.206cm" svg:x="0cm" svg:y="1.199cm"><draw:text-box><text:p><text:span text:style-name="T53">function</text:span><text:span text:style-name="T54"> </text:span><text:span text:style-name="T58">HausGebaut</text:span><text:span text:style-name="T54">()</text:span></text:p><text:p><text:span text:style-name="T54"><text:s text:c="4"/></text:span><text:span text:style-name="T53">if</text:span><text:span text:style-name="T54"> Logic.IsConstructionComplete(HAUS_ID) </text:span><text:span text:style-name="T55">==</text:span><text:span text:style-name="T54"> </text:span><text:span text:style-name="T55">1</text:span><text:span text:style-name="T54"> </text:span><text:span text:style-name="T53">then</text:span><text:span text:style-name="T54"><text:line-break/></text:span><text:span text:style-name="T54"> <text:s text:c="7"/></text:span><text:span text:style-name="T53">return</text:span><text:span text:style-name="T54"> </text:span><text:span text:style-name="T53">true</text:span><text:span text:style-name="T54">;</text:span></text:p><text:p><text:span text:style-name="T54"><text:s text:c="4"/></text:span><text:span text:style-name="T53">end</text:span></text:p><text:p><text:span text:style-name="T53">end</text:span></text:p></draw:text-box></draw:frame>Ob ein Ziel erreicht ist, wird durch eine Fallunterscheidung<text:note text:id="ftn8" text:note-class="footnote"><text:note-citation>7</text:note-citation><text:note-body><text:p text:style-name="P32">Fallunterscheidung: Es wird, je nach Situation, entsprechend reagiert. Beispiel: Für Fall 1 wird Aktion A ausgeführt, für Fall 2 Aktion B. Fallunterscheidungen sind die wichtigsten Werkzeuge der Programmierung.</text:p></text:note-body></text:note> überprüft und durch Rückgabe eines Wahrheitswertes dem Questsystem bekannt gemacht.</text:p>
      <text:p text:style-name="P20"/>
      <text:h text:style-name="Heading_20_3" text:outline-level="3"><text:bookmark-start text:name="__RefHeading___Toc2115_1731940960"/><text:soft-page-break/>Einen Trigger schreiben<text:bookmark-end text:name="__RefHeading___Toc2115_1731940960"/></text:h>
      <text:p text:style-name="P21">Ein Auslöser bestimmt, wenn ein Quest startet.</text:p>
      <text:p text:style-name="P21">Auch hier wird wieder eine Fallunterscheidung durchgeführt. Damit ein Quest startet, muss der Trigger <text:span text:style-name="T24">false</text:span> zurückgeben.</text:p>
      <text:h text:style-name="Heading_20_3" text:outline-level="3"><draw:frame text:anchor-type="paragraph" draw:z-index="4" draw:name="Form1" draw:style-name="gr4" draw:text-style-name="P93" svg:width="17.001cm" svg:height="2.206cm" svg:x="0cm" svg:y="-0.161cm"><draw:text-box><text:p><text:span text:style-name="T53">function</text:span><text:span text:style-name="T54"> </text:span><text:span text:style-name="T58">SollQuestGestartetWerden</text:span><text:span text:style-name="T54">()</text:span></text:p><text:p><text:span text:style-name="T54"><text:s text:c="4"/></text:span><text:span text:style-name="T53">if</text:span><text:span text:style-name="T54"> Logic.GetCurrentMonth() </text:span><text:span text:style-name="T55">==</text:span><text:span text:style-name="T54"> </text:span><text:span text:style-name="T55">10</text:span><text:span text:style-name="T54"> </text:span><text:span text:style-name="T57">and</text:span><text:span text:style-name="T54"> Logic.GetMonthSeconds() </text:span><text:span text:style-name="T55">&gt;</text:span><text:span text:style-name="T54"> </text:span><text:span text:style-name="T55">60</text:span><text:span text:style-name="T54"> </text:span><text:span text:style-name="T53">then</text:span><text:span text:style-name="T54"><text:line-break/></text:span><text:span text:style-name="T54"> <text:s text:c="7"/></text:span><text:span text:style-name="T53">return</text:span><text:span text:style-name="T54"> </text:span><text:span text:style-name="T53">true</text:span><text:span text:style-name="T54">;</text:span></text:p><text:p><text:span text:style-name="T54"><text:s text:c="4"/></text:span><text:span text:style-name="T53">end</text:span></text:p><text:p><text:span text:style-name="T53">end</text:span></text:p></draw:text-box></draw:frame><text:bookmark-start text:name="__RefHeading___Toc2117_1731940960"/>Ein Reprisal/Reward schreiben<text:bookmark-end text:name="__RefHeading___Toc2117_1731940960"/></text:h>
      <text:p text:style-name="P21">Ein Reprisal bzw. ein Reward sind Aktionen, die für Fehlschlag bzw. Erfolg ausgeführt werden. Hier müssen i.d.R. keine Fälle unterschieden werden.</text:p>
      <text:h text:style-name="Heading_20_2" text:outline-level="2"><draw:frame text:anchor-type="paragraph" draw:z-index="5" draw:name="Form1" draw:style-name="gr5" draw:text-style-name="P93" svg:width="17.001cm" svg:height="1.805cm" svg:x="0cm" svg:y="-0.161cm"><draw:text-box><text:p><text:span text:style-name="T53">function</text:span><text:span text:style-name="T54"> </text:span><text:span text:style-name="T58">SchiffBewegen</text:span><text:span text:style-name="T54">()</text:span><text:span text:style-name="T54"><text:line-break/></text:span><text:span text:style-name="T54"> <text:s text:c="3"/></text:span><text:span text:style-name="T53">local</text:span><text:span text:style-name="T54"> x, y, z </text:span><text:span text:style-name="T55">=</text:span><text:span text:style-name="T54"> Logic.EntityGetPos(GetID(</text:span><text:span text:style-name="T56">"destination"</text:span><text:span text:style-name="T54">));</text:span></text:p><text:p><text:span text:style-name="T54"><text:s text:c="4"/></text:span><text:span text:style-name="T54">Logic.MoveEntity(GetID(</text:span><text:span text:style-name="T56">"ship"</text:span><text:span text:style-name="T54">), x, y);</text:span></text:p><text:p><text:span text:style-name="T53">end</text:span></text:p></draw:text-box></draw:frame><text:bookmark-start text:name="__RefHeading___Toc2119_1731940960"/>Aufträge in das Skript verlagern<text:bookmark-end text:name="__RefHeading___Toc2119_1731940960"/></text:h>
      <text:p text:style-name="P22">Aufträge im Skript zu erzeugen, ist <text:span text:style-name="T29">kein Hexenwerk!</text:span> <text:span text:style-name="T29">Du kannst sogar</text:span> Parameter von Behavior <text:span text:style-name="T28">und Eigenschaften des Quests </text:span>weglassen. <text:span text:style-name="T29">Sie werden mit Standardwerten aufgefüllt!</text:span> Dies geht einher mit einer neuen Schreibweise.</text:p>
      <text:p text:style-name="P22">Ein Beispiel für die neue Schreibweise:</text:p>
      <text:p text:style-name="P23"><draw:frame text:anchor-type="paragraph" draw:z-index="6" draw:name="Form1" draw:style-name="gr6" draw:text-style-name="P93" svg:width="17.003cm" svg:height="3.82cm" svg:x="-0.002cm" svg:y="-0.161cm"><draw:text-box><text:p><text:span text:style-name="T53">local</text:span><text:span text:style-name="T54"> QuestName </text:span><text:span text:style-name="T55">=</text:span><text:span text:style-name="T54"> API.CreateQuest {</text:span><text:span text:style-name="T54"><text:line-break/></text:span><text:span text:style-name="T54"> <text:s text:c="3"/>Name <text:s text:c="7"/></text:span><text:span text:style-name="T55">=</text:span><text:span text:style-name="T54"> </text:span><text:span text:style-name="T56">"VisitCloister"</text:span><text:span text:style-name="T54">,</text:span><text:span text:style-name="T54"><text:line-break/></text:span><text:span text:style-name="T54"> <text:s text:c="3"/>Suggestion <text:s/></text:span><text:span text:style-name="T55">=</text:span><text:span text:style-name="T54"> </text:span><text:span text:style-name="T56">"Ich sollte die Mönchen des Klosters besuchen!"</text:span><text:span text:style-name="T54">,</text:span><text:span text:style-name="T54"><text:line-break/></text:span><text:span text:style-name="T54"> <text:s text:c="3"/>Success <text:s text:c="4"/></text:span><text:span text:style-name="T55">=</text:span><text:span text:style-name="T54"> </text:span><text:span text:style-name="T56">"Guten Tag, werter Herr!"</text:span><text:span text:style-name="T54">,</text:span><text:span text:style-name="T54"><text:line-break/></text:span><text:span text:style-name="T54"><text:line-break/></text:span><text:span text:style-name="T54"> <text:s text:c="3"/>Goal_DiscoverPlayer(</text:span><text:span text:style-name="T55">4</text:span><text:span text:style-name="T54">),</text:span><text:span text:style-name="T54"><text:line-break/></text:span><text:span text:style-name="T54"> <text:s text:c="3"/>Reward_Diplomacy(</text:span><text:span text:style-name="T55">1</text:span><text:span text:style-name="T54">, </text:span><text:span text:style-name="T55">4</text:span><text:span text:style-name="T54">, </text:span><text:span text:style-name="T56">"EstablishedContact"</text:span><text:span text:style-name="T54">),</text:span><text:span text:style-name="T54"><text:line-break/></text:span><text:span text:style-name="T54"> <text:s text:c="3"/>Trigger_OnQuestSuccess(</text:span><text:span text:style-name="T56">"SomeOtherQuest"</text:span><text:span text:style-name="T54">),</text:span><text:span text:style-name="T54"><text:line-break/></text:span><text:span text:style-name="T54">}</text:span></text:p></draw:text-box></draw:frame>Für den Namen des Quest gelten die gleichen Regeln wie im Auftragsassistent.</text:p>
      <text:p text:style-name="P23">Die Behavior werden als Funktionen geschrieben. Die Parameter, die Du zuvor von oben nach unten über die Maske eingegeben hast, werden jetzt von links nach rechts angegeben.</text:p>
      <text:p text:style-name="P23">Die Texte eines Quest können auch zweisprachig angegeben werden. Es wird Deutsch (de) und Englisch (en) unterstützt. Ich zeige es Dir am Beispiel der Startnachricht:</text:p>
      <text:p text:style-name="P23"><draw:frame text:anchor-type="paragraph" draw:z-index="7" draw:name="Form1" draw:style-name="gr5" draw:text-style-name="P93" svg:width="17.003cm" svg:height="1.805cm" svg:x="-0.002cm" svg:y="-0.161cm"><draw:text-box><text:p><text:span text:style-name="T54">Suggestion </text:span><text:span text:style-name="T55">=</text:span><text:span text:style-name="T54"> {</text:span><text:span text:style-name="T54"><text:line-break/></text:span><text:span text:style-name="T54"> <text:s text:c="3"/>de </text:span><text:span text:style-name="T55">=</text:span><text:span text:style-name="T54"> </text:span><text:span text:style-name="T56">"Ich sollte die Mönche des Klosters besuchen!"</text:span><text:span text:style-name="T54">,</text:span><text:span text:style-name="T54"><text:line-break/></text:span><text:span text:style-name="T54"> <text:s text:c="3"/>en </text:span><text:span text:style-name="T55">=</text:span><text:span text:style-name="T54"> </text:span><text:span text:style-name="T56">"I should visit the monks of the monastery!"</text:span><text:span text:style-name="T54">,</text:span><text:span text:style-name="T54"><text:line-break/></text:span><text:span text:style-name="T54">},</text:span></text:p></draw:text-box></draw:frame>Dies gilt natürlich für alle angezeigten Texte eines Quests.</text:p>
      <text:h text:style-name="P77" text:outline-level="3"><text:bookmark-start text:name="__RefHeading___Toc2121_1731940960"/><text:soft-page-break/>Angaben für einen Auftrag<text:bookmark-end text:name="__RefHeading___Toc2121_1731940960"/></text:h>
      <text:p text:style-name="P24">Aufträge haben viele mögliche Angaben. Die Eigenschaften eines <text:span text:style-name="T30">Auftrags</text:span> werden als Felder bezeichnet. Eigenschaften sind z.B. der Name des Auftrags. <text:span text:style-name="T19">Du kannst die wichtigsten Eigenschaften eines Auftrags der nachfolgenden Tabelle entnehmen.</text:span></text:p>
      <table:table table:name="Tabelle2" table:style-name="Tabelle2">
        <table:table-column table:style-name="Tabelle2.A"/>
        <table:table-column table:style-name="Tabelle2.B"/>
        <table:table-row>
          <table:table-cell table:style-name="Tabelle2.A1" office:value-type="string">
            <text:p text:style-name="P35">Eigenschaft</text:p>
          </table:table-cell>
          <table:table-cell table:style-name="Tabelle2.B1" office:value-type="string">
            <text:p text:style-name="P35">Beschreibung</text:p>
          </table:table-cell>
        </table:table-row>
        <table:table-row>
          <table:table-cell table:style-name="Tabelle2.A2" office:value-type="string">
            <text:p text:style-name="P36">Name</text:p>
          </table:table-cell>
          <table:table-cell table:style-name="Tabelle2.B2" office:value-type="string">
            <text:p text:style-name="P37">Über den Namen werden die Quests verwaltet</text:p>
          </table:table-cell>
        </table:table-row>
        <table:table-row>
          <table:table-cell table:style-name="Tabelle2.A2" office:value-type="string">
            <text:p text:style-name="P36">Suggestion</text:p>
          </table:table-cell>
          <table:table-cell table:style-name="Tabelle2.B2" office:value-type="string">
            <text:p text:style-name="P36">Der Text des Sprechers zu Beginn des Auftrages</text:p>
          </table:table-cell>
        </table:table-row>
        <table:table-row>
          <table:table-cell table:style-name="Tabelle2.A2" office:value-type="string">
            <text:p text:style-name="P36">Success</text:p>
          </table:table-cell>
          <table:table-cell table:style-name="Tabelle2.B2" office:value-type="string">
            <text:p text:style-name="P36">Der Text des Sprechers bei erfolgreichem Abschluss</text:p>
          </table:table-cell>
        </table:table-row>
        <table:table-row>
          <table:table-cell table:style-name="Tabelle2.A2" office:value-type="string">
            <text:p text:style-name="P36">Failure</text:p>
          </table:table-cell>
          <table:table-cell table:style-name="Tabelle2.B2" office:value-type="string">
            <text:p text:style-name="P36">Der Text des Sprechers im Falle eines Fehlschlages</text:p>
          </table:table-cell>
        </table:table-row>
        <table:table-row>
          <table:table-cell table:style-name="Tabelle2.A2" office:value-type="string">
            <text:p text:style-name="P36">Description</text:p>
          </table:table-cell>
          <table:table-cell table:style-name="Tabelle2.B2" office:value-type="string">
            <text:p text:style-name="P36">Die Beschreibung für <text:span text:style-name="T20">b</text:span>enutzerdefinierte Auftragstypen</text:p>
          </table:table-cell>
        </table:table-row>
        <table:table-row>
          <table:table-cell table:style-name="Tabelle2.A2" office:value-type="string">
            <text:p text:style-name="P36">Visible</text:p>
          </table:table-cell>
          <table:table-cell table:style-name="Tabelle2.B2" office:value-type="string">
            <text:p text:style-name="P36">Erzwingt die Sichtbarkeit, wenn Suggestion nicht angegeben ist.</text:p>
          </table:table-cell>
        </table:table-row>
        <table:table-row>
          <table:table-cell table:style-name="Tabelle2.A2" office:value-type="string">
            <text:p text:style-name="P36">EndMessage</text:p>
          </table:table-cell>
          <table:table-cell table:style-name="Tabelle2.B2" office:value-type="string">
            <text:p text:style-name="P36">Erzwingt die Sichtbarkeit der Endnachricht.</text:p>
          </table:table-cell>
        </table:table-row>
        <table:table-row>
          <table:table-cell table:style-name="Tabelle2.A2" office:value-type="string">
            <text:p text:style-name="P36">Sender</text:p>
          </table:table-cell>
          <table:table-cell table:style-name="Tabelle2.B2" office:value-type="string">
            <text:p text:style-name="P36">ID des Auftraggeber<text:span text:style-name="T20">s</text:span></text:p>
          </table:table-cell>
        </table:table-row>
        <table:table-row>
          <table:table-cell table:style-name="Tabelle2.A2" office:value-type="string">
            <text:p text:style-name="P36">Receiver</text:p>
          </table:table-cell>
          <table:table-cell table:style-name="Tabelle2.B2" office:value-type="string">
            <text:p text:style-name="P36">ID des Auftragnehmer<text:span text:style-name="T20">s</text:span></text:p>
          </table:table-cell>
        </table:table-row>
        <table:table-row>
          <table:table-cell table:style-name="Tabelle2.A2" office:value-type="string">
            <text:p text:style-name="P36">Time</text:p>
          </table:table-cell>
          <table:table-cell table:style-name="Tabelle2.B2" office:value-type="string">
            <text:p text:style-name="P36">Zeit bis zum automatischen Fehlschlag/Erfolg</text:p>
          </table:table-cell>
        </table:table-row>
      </table:table>
      <text:h text:style-name="Heading_20_2" text:outline-level="2"><text:bookmark-start text:name="__RefHeading___Toc2123_1731940960"/>Interaktive Objekte<text:bookmark-end text:name="__RefHeading___Toc2123_1731940960"/></text:h>
      <text:p text:style-name="P40">Mit den erweiterten interaktiven Objekten kannst Du neue Elemente in Deine Maps bringen. Helden können z.B. versteckte Schalter finden um geheime Gänge zu öffnen. Der große Vorteil ist, dass sich so ziemlich jedes Entity in ein interaktives Objekt umwandeln lässt.</text:p>
      <text:p text:style-name="P25"><draw:frame text:anchor-type="paragraph" draw:z-index="8" draw:name="Form1" draw:style-name="gr7" draw:text-style-name="P93" svg:width="17.003cm" svg:height="4.216cm" svg:x="-0.002cm" svg:y="-0.161cm"><draw:text-box><text:p><text:span text:style-name="T54">API.CreateObject {</text:span><text:span text:style-name="T54"><text:line-break/></text:span><text:span text:style-name="T54"> <text:s text:c="3"/>Name <text:s text:c="16"/></text:span><text:span text:style-name="T55">=</text:span><text:span text:style-name="T54"> </text:span><text:span text:style-name="T56">"trigger1"</text:span><text:span text:style-name="T54">,</text:span><text:span text:style-name="T54"><text:line-break/></text:span><text:span text:style-name="T54"> <text:s text:c="3"/>Title <text:s text:c="15"/></text:span><text:span text:style-name="T55">=</text:span><text:span text:style-name="T54"> </text:span><text:span text:style-name="T56">"Versteckter Schalter"</text:span><text:span text:style-name="T54">,</text:span><text:span text:style-name="T54"><text:line-break/></text:span><text:span text:style-name="T54"> <text:s text:c="3"/>ConditionUnfulfilled </text:span><text:span text:style-name="T55">=</text:span><text:span text:style-name="T54"> </text:span><text:span text:style-name="T56">"Dir fehlt der benötigte Schlüssel!"</text:span><text:span text:style-name="T54">,</text:span><text:span text:style-name="T54"><text:line-break/></text:span><text:span text:style-name="T54"> <text:s text:c="3"/>Condition <text:s text:c="11"/></text:span><text:span text:style-name="T55">=</text:span><text:span text:style-name="T54"> </text:span><text:span text:style-name="T53">function</text:span><text:span text:style-name="T54">(_Data)</text:span><text:span text:style-name="T54"><text:line-break/></text:span><text:span text:style-name="T54"> <text:s text:c="7"/></text:span><text:span text:style-name="T53">return</text:span><text:span text:style-name="T54"> HasFoundKey </text:span><text:span text:style-name="T55">==</text:span><text:span text:style-name="T54"> </text:span><text:span text:style-name="T53">true</text:span><text:span text:style-name="T54">;</text:span><text:span text:style-name="T54"><text:line-break/></text:span><text:span text:style-name="T54"> <text:s text:c="3"/></text:span><text:span text:style-name="T53">end</text:span><text:span text:style-name="T54">,</text:span><text:span text:style-name="T54"><text:line-break/></text:span><text:span text:style-name="T54"> <text:s text:c="3"/>Callback <text:s text:c="12"/></text:span><text:span text:style-name="T55">=</text:span><text:span text:style-name="T54"> </text:span><text:span text:style-name="T53">function</text:span><text:span text:style-name="T54">(_Data)</text:span><text:span text:style-name="T54"><text:line-break/></text:span><text:span text:style-name="T54"> <text:s text:c="3"/></text:span><text:span text:style-name="T53">end</text:span><text:span text:style-name="T54">,</text:span><text:span text:style-name="T54"><text:line-break/></text:span><text:span text:style-name="T54">};</text:span></text:p></draw:text-box></draw:frame>Diese Konfiguration ist ein Beispiel für ein versteckten Schalter, der aber erst aktiviert werden kann, wenn die Variable <text:span text:style-name="T37">HasFoundKey</text:span> gesetzt ist. Vorher bekommt der Spieler eine Meldung, dass er einen Schlüssel benötigt.</text:p>
      <text:p text:style-name="P42">Natürlich können interaktive Objekte auch Aktivierungskosten <text:span text:style-name="T31">und Belohnungen haben.</text:span></text:p>
      <text:p text:style-name="P43"><draw:frame text:anchor-type="paragraph" draw:z-index="9" draw:name="Form1" draw:style-name="gr1" draw:text-style-name="P93" svg:width="17.003cm" svg:height="2.606cm" svg:x="-0.002cm" svg:y="-0.161cm"><draw:text-box><text:p><text:span text:style-name="T54">API.CreateObject {</text:span><text:span text:style-name="T54"><text:line-break/></text:span><text:span text:style-name="T54"> <text:s text:c="3"/>Name <text:s text:c="2"/></text:span><text:span text:style-name="T55">=</text:span><text:span text:style-name="T54"> </text:span><text:span text:style-name="T56">"chest1"</text:span><text:span text:style-name="T54">,</text:span><text:span text:style-name="T54"><text:line-break/></text:span><text:span text:style-name="T54"> <text:s text:c="3"/>Title <text:s/></text:span><text:span text:style-name="T55">=</text:span><text:span text:style-name="T54"> </text:span><text:span text:style-name="T56">"Schatztruhe"</text:span><text:span text:style-name="T54">,</text:span><text:span text:style-name="T54"><text:line-break/></text:span><text:span text:style-name="T54"> <text:s text:c="3"/>Costs <text:s/></text:span><text:span text:style-name="T55">=</text:span><text:span text:style-name="T54"> {Goods.G_Iron, </text:span><text:span text:style-name="T55">1</text:span><text:span text:style-name="T54">, Goods.G_Gold, </text:span><text:span text:style-name="T55">50</text:span><text:span text:style-name="T54">},</text:span><text:span text:style-name="T54"><text:line-break/></text:span><text:span text:style-name="T54"> <text:s text:c="3"/>Reward </text:span><text:span text:style-name="T55">=</text:span><text:span text:style-name="T54"> {Goods.G_Gems, </text:span><text:span text:style-name="T55">300</text:span><text:span text:style-name="T54">},</text:span><text:span text:style-name="T54"><text:line-break/></text:span><text:span text:style-name="T54">};</text:span></text:p></draw:text-box></draw:frame>Die Kosten aller interaktiven Objekte werden sofort bezahlt und nicht angeliefert!</text:p>
      <text:h text:style-name="Heading_20_2" text:outline-level="2"><text:bookmark-start text:name="__RefHeading___Toc2147_1731940960"/><text:soft-page-break/>Interaktive Siedler<text:bookmark-end text:name="__RefHeading___Toc2147_1731940960"/></text:h>
      <text:p text:style-name="P41">Nichtspieler-Charaktere (NPC) sind Siedler, die von einem Helden explizit angesprochen werden müssen, damit sie etwas auslösen. Du kannst sie Dir als lebende interaktive Objekte vorstellen. <text:span text:style-name="T41">Achte darauf, dass die Position des NPC erreichbar ist, er also </text:span><text:span text:style-name="T5">nicht</text:span><text:span text:style-name="T41"> im Blocking steht. </text:span>Ein NPC ist dadurch zu erkennen, dass er <text:span text:style-name="T32">auf der Spielwelt glitzert</text:span>.</text:p>
      <text:p text:style-name="P45"><draw:frame text:anchor-type="paragraph" draw:z-index="10" draw:name="Form1" draw:style-name="gr1" draw:text-style-name="P93" svg:width="17.003cm" svg:height="2.606cm" svg:x="-0.002cm" svg:y="-0.161cm"><draw:text-box><text:p><text:span text:style-name="T54">API.NpcCompose {</text:span><text:span text:style-name="T54"><text:line-break/></text:span><text:span text:style-name="T54"> <text:s text:c="3"/>Name <text:s text:c="4"/></text:span><text:span text:style-name="T55">=</text:span><text:span text:style-name="T54"> </text:span><text:span text:style-name="T56">"hakim"</text:span><text:span text:style-name="T54">,</text:span><text:span text:style-name="T54"><text:line-break/></text:span><text:span text:style-name="T54"> <text:s text:c="3"/>Callback </text:span><text:span text:style-name="T55">=</text:span><text:span text:style-name="T54"> </text:span><text:span text:style-name="T53">function</text:span><text:span text:style-name="T54">(_Npc, _Hero)</text:span><text:span text:style-name="T54"><text:line-break/></text:span><text:span text:style-name="T54"> <text:s text:c="6"/></text:span><text:span text:style-name="T59">-- Hier kann was passieren</text:span><text:span text:style-name="T54"><text:line-break/></text:span><text:span text:style-name="T54"> <text:s text:c="3"/></text:span><text:span text:style-name="T53">end</text:span><text:span text:style-name="T54">,</text:span><text:span text:style-name="T54"><text:line-break/></text:span><text:span text:style-name="T54">}</text:span></text:p></draw:text-box></draw:frame>Dies ist ein Beispiel für einen einfachen NPC.</text:p>
      <text:p text:style-name="P48">Wichtig ist, dass jeder Siedler nur eine dieser Konfigurationen haben kann. Wenn Du auf den gleichen Siedler einen anderen Aufruf von <text:span text:style-name="T25">API.NpcCompose</text:span> machst oder <text:span text:style-name="T25">Goal_NPC</text:span> auf ihn anwendest, wird die alte Konfiguration überschrieben. Skriptfuntionen werden dann nicht mehr gestartet und Quests, deren Goal <text:span text:style-name="T25">Goal_NPC</text:span> ist, funktionieren nicht mehr!</text:p>
      <text:p text:style-name="P48">Ebenfalls muss beachtet werden, dass der Siedler während er als NPC aktiv ist, weder seine Entity-ID noch seine Spielerzuordnung verändert. Sollte dies passieren, verliert der Siedler sein Flag, welches ihn als NPC kennzeichnet!</text:p>
      <text:p text:style-name="P44">Die Callback-Funktion des NPC kann eine völlig beliebige Aktion ausführen. Das reicht vom Anzeigen einer Nachricht bis zum Start eines Briefings. Bedenke, dass anders als bei <text:span text:style-name="T23">Goal_NPC</text:span>, ein über <text:span text:style-name="T23">API.NpcCompose</text:span> erzeugter NPC nicht mit dem Questsystem verbunden ist. Dies muss per Hand nachgeholt werden!</text:p>
      <text:p text:style-name="P44">Beispiel für einen Trigger:</text:p>
      <text:p text:style-name="P46"><draw:frame text:anchor-type="paragraph" draw:z-index="11" draw:name="Form1" draw:style-name="gr8" draw:text-style-name="P93" svg:width="17.003cm" svg:height="1.405cm" svg:x="-0.002cm" svg:y="-0.161cm"><draw:text-box><text:p><text:span text:style-name="T53">function</text:span><text:span text:style-name="T54"> </text:span><text:span text:style-name="T58">HatHakimGesprochen</text:span><text:span text:style-name="T54">()</text:span></text:p><text:p><text:span text:style-name="T54"><text:s text:c="4"/></text:span><text:span text:style-name="T53">return</text:span><text:span text:style-name="T54"> API.NpcHasSpoken(</text:span><text:span text:style-name="T56">"hakim"</text:span><text:span text:style-name="T54">) </text:span><text:span text:style-name="T55">==</text:span><text:span text:style-name="T54"> </text:span><text:span text:style-name="T53">true</text:span><text:span text:style-name="T54">;</text:span></text:p><text:p><text:span text:style-name="T53">end</text:span></text:p></draw:text-box></draw:frame>NPCs haben noch weitere Funktionalitäten. Du kannst einen Helden vorgeben, der den NPC ansprechen muss. <text:span text:style-name="T33">Diese Option ist allerdings nur sinnvoll, wenn der Spieler in Deiner Map mehr als <text:s/>einen Helden gleichzeitig steuert. Für die meisten Maps ist diese Angabe daher unnötig.</text:span></text:p>
      <text:p text:style-name="P47"><draw:frame text:anchor-type="paragraph" draw:z-index="12" draw:name="Form1" draw:style-name="gr9" draw:text-style-name="P93" svg:width="17.005cm" svg:height="3.407cm" svg:x="-0.002cm" svg:y="1.679cm"><draw:text-box><text:p><text:span text:style-name="T54">API.NpcCompose {</text:span><text:span text:style-name="T54"><text:line-break/></text:span><text:span text:style-name="T54"> <text:s text:c="3"/>Name <text:s text:c="12"/></text:span><text:span text:style-name="T55">=</text:span><text:span text:style-name="T54"> </text:span><text:span text:style-name="T56">"hakim"</text:span><text:span text:style-name="T54">,</text:span><text:span text:style-name="T54"><text:line-break/></text:span><text:span text:style-name="T54"> <text:s text:c="3"/>Hero <text:s text:c="12"/></text:span><text:span text:style-name="T55">=</text:span><text:span text:style-name="T54"> </text:span><text:span text:style-name="T56">"marcus"</text:span><text:span text:style-name="T54">,</text:span><text:span text:style-name="T54"><text:line-break/></text:span><text:span text:style-name="T54"> <text:s text:c="3"/>WrongHeroMessage </text:span><text:span text:style-name="T55">=</text:span><text:span text:style-name="T54"> </text:span><text:span text:style-name="T56">"Ich spreche nicht mit dir!"</text:span><text:span text:style-name="T54">,</text:span><text:span text:style-name="T54"><text:line-break/></text:span><text:span text:style-name="T54"> <text:s text:c="3"/>Callback <text:s text:c="8"/></text:span><text:span text:style-name="T55">=</text:span><text:span text:style-name="T54"> </text:span><text:span text:style-name="T53">function</text:span><text:span text:style-name="T54">(_Npc, _Hero)</text:span><text:span text:style-name="T54"><text:line-break/></text:span><text:span text:style-name="T54"> <text:s text:c="6"/></text:span><text:span text:style-name="T59">-- Hier kann was passieren</text:span><text:span text:style-name="T54"><text:line-break/></text:span><text:span text:style-name="T54"> <text:s text:c="3"/></text:span><text:span text:style-name="T53">end</text:span><text:span text:style-name="T54">,</text:span><text:span text:style-name="T54"><text:line-break/></text:span><text:span text:style-name="T54">}</text:span></text:p></draw:text-box></draw:frame>Wird der NPC nun mit einem Helden angesprochen, dessen Skriptname nicht <text:span text:style-name="T8">marcus</text:span> ist, <text:span text:style-name="T34">wird das Callback nicht ausgelöst und der Text von </text:span><text:span text:style-name="T9">WrongHeroMessage</text:span><text:span text:style-name="T34"> als Nachricht am linken Rand auf dem Bildschirm ausgegeben.</text:span></text:p>
      <text:h text:style-name="Heading_20_2" text:outline-level="2"><text:bookmark-start text:name="__RefHeading___Toc2200_1731940960"/><text:soft-page-break/>Briefing<text:bookmark-end text:name="__RefHeading___Toc2200_1731940960"/></text:h>
      <text:p text:style-name="P49">Zwar werden Quests und einher gehende Dialoge in Siedler 6 über den Questdialog angezeigt, aber manchmal möchte man etwas mehr. Eine schönere Präsentation der Umstände. Außerdem führen zu viele Nachrichten im Questdialog irgend wann zwangsläufig zum Rhian-over-the-sea-chapell-Bug. Dann ist das Nachrichtenfenster dauerhaft blockiert und kann u.U. nicht mehr genutzt werden.</text:p>
      <text:p text:style-name="P49">Oder was machst Du, wenn ein angesprochener Siedler keinen animierten Kopf hat? Indirekte Rede durch den Helden? Das ist alles andere als schön! Zum Glück kann dem Abhilfe geschaffen werden! Die aus Siedler 5 bekannten Briefings stehen Dir mit der QSB-S auch in Siedler 6 zur Verfügung um die Handlung zu erzählen.</text:p>
      <text:h text:style-name="Heading_20_3" text:outline-level="3"><text:bookmark-start text:name="__RefHeading___Toc2202_1731940960"/>Grundlagen von Briefings<text:bookmark-end text:name="__RefHeading___Toc2202_1731940960"/></text:h>
      <text:p text:style-name="P51">Ein Briefing besteht aus einer Abfolge von Seiten, die entweder automatisch weiter blättern oder explizit durch Button-Klick bestätige werden müssen. Jede Seite hat einen Titel, einen Text, eine Position und Kameraeinstellungen.</text:p>
      <text:p text:style-name="P52">Kameraeinstellungen können traditionell oder als Richtungsvektor angegeben werden.</text:p>
      <text:p text:style-name="P52"><draw:frame text:anchor-type="paragraph" draw:z-index="15" draw:name="Form1" draw:style-name="gr11" draw:text-style-name="P93" svg:width="17.003cm" svg:height="3.807cm" svg:x="-0.002cm" svg:y="-0.161cm"><draw:text-box><text:p><text:span text:style-name="T53">local</text:span><text:span text:style-name="T54"> Briefing </text:span><text:span text:style-name="T55">=</text:span><text:span text:style-name="T54"> {</text:span></text:p><text:p><text:span text:style-name="T54"><text:s text:c="4"/></text:span><text:span text:style-name="T54">HideBorderPins </text:span><text:span text:style-name="T55">=</text:span><text:span text:style-name="T54"> </text:span><text:span text:style-name="T53">true</text:span><text:span text:style-name="T54">, <text:s text:c="2"/></text:span><text:span text:style-name="T59">-- Grenzsteine verstecken</text:span></text:p><text:p><text:span text:style-name="T54"><text:s text:c="4"/></text:span><text:span text:style-name="T54">ShowSky </text:span><text:span text:style-name="T55">=</text:span><text:span text:style-name="T54"> </text:span><text:span text:style-name="T53">true</text:span><text:span text:style-name="T54">, <text:s text:c="9"/></text:span><text:span text:style-name="T59">-- Himmel anzeigen</text:span></text:p><text:p><text:span text:style-name="T54"><text:s text:c="4"/></text:span><text:span text:style-name="T54">RestoreGameSpeed </text:span><text:span text:style-name="T55">=</text:span><text:span text:style-name="T54"> </text:span><text:span text:style-name="T53">true</text:span><text:span text:style-name="T54">, </text:span><text:span text:style-name="T59">-- Spielgeschwindigkeit wiederherstellen</text:span></text:p><text:p><text:span text:style-name="T54"><text:s text:c="4"/></text:span><text:span text:style-name="T54">RestoreCamera </text:span><text:span text:style-name="T55">=</text:span><text:span text:style-name="T54"> </text:span><text:span text:style-name="T53">true</text:span><text:span text:style-name="T54">, <text:s text:c="3"/></text:span><text:span text:style-name="T59">-- Kameraposition wiederherstellen</text:span></text:p><text:p><text:span text:style-name="T54"><text:s text:c="4"/></text:span><text:span text:style-name="T54">SkippingAllowed </text:span><text:span text:style-name="T55">=</text:span><text:span text:style-name="T54"> </text:span><text:span text:style-name="T53">true</text:span><text:span text:style-name="T54">, <text:s/></text:span><text:span text:style-name="T59">-- Seiten überspringen erlauben</text:span></text:p><text:p><text:span text:style-name="T54"><text:s text:c="4"/></text:span><text:span text:style-name="T54">ReturnForbidden </text:span><text:span text:style-name="T55">=</text:span><text:span text:style-name="T54"> </text:span><text:span text:style-name="T53">true</text:span><text:span text:style-name="T54">, <text:s/></text:span><text:span text:style-name="T59">-- Zurückspringen ist deaktiviert</text:span></text:p><text:p><text:span text:style-name="T54">}</text:span></text:p><text:p><text:span text:style-name="T54">Local AP, ASP </text:span><text:span text:style-name="T55">=</text:span><text:span text:style-name="T54"> API.AddPages(Briefing);</text:span></text:p></draw:text-box></draw:frame>Mit diesem Block wird ein Briefing eingeleitet. Mit der Funktion <text:span text:style-name="T23">API.AddPages</text:span> werden die Funktionen zur Erzeugung von Seiten erzeugt und an das Briefung gebunden. Ohne diesen Block gibt es auch kein Briefing!</text:p>
      <text:p text:style-name="P52">Nachstehend werden die Seiten des Briefings definiert.</text:p>
      <text:p text:style-name="P50"><draw:frame text:anchor-type="paragraph" draw:z-index="13" draw:name="Form1" draw:style-name="gr9" draw:text-style-name="P93" svg:width="17.003cm" svg:height="3.407cm" svg:x="-0.002cm" svg:y="-0.161cm"><draw:text-box><text:p><text:span text:style-name="T54">AP {</text:span></text:p><text:p><text:span text:style-name="T54"><text:s text:c="4"/></text:span><text:span text:style-name="T54">Title <text:s text:c="7"/></text:span><text:span text:style-name="T55">=</text:span><text:span text:style-name="T54"> </text:span><text:span text:style-name="T56">"Titel der Seite"</text:span><text:span text:style-name="T54">,</text:span></text:p><text:p><text:span text:style-name="T54"><text:s text:c="4"/></text:span><text:span text:style-name="T54">Text <text:s text:c="8"/></text:span><text:span text:style-name="T55">=</text:span><text:span text:style-name="T54"> </text:span><text:span text:style-name="T56">"Text der Seite"</text:span><text:span text:style-name="T54">,</text:span></text:p><text:p><text:span text:style-name="T54"><text:s text:c="4"/></text:span><text:span text:style-name="T54">Position <text:s text:c="4"/></text:span><text:span text:style-name="T55">=</text:span><text:span text:style-name="T54"> </text:span><text:span text:style-name="T56">"pos1"</text:span><text:span text:style-name="T54">,</text:span></text:p><text:p><text:span text:style-name="T54"><text:s text:c="4"/></text:span><text:span text:style-name="T54">DialogCamera </text:span><text:span text:style-name="T55">=</text:span><text:span text:style-name="T54"> </text:span><text:span text:style-name="T53">true</text:span><text:span text:style-name="T54">,</text:span></text:p><text:p><text:span text:style-name="T54"><text:s text:c="4"/></text:span><text:span text:style-name="T54">Action <text:s text:c="6"/></text:span><text:span text:style-name="T55">=</text:span><text:span text:style-name="T54"> </text:span><text:span text:style-name="T53">function</text:span><text:span text:style-name="T54">(_Data)</text:span></text:p><text:p><text:span text:style-name="T54"><text:s text:c="4"/></text:span><text:span text:style-name="T53">end</text:span></text:p><text:p><text:span text:style-name="T54">}</text:span></text:p></draw:text-box></draw:frame>Hier siehst <text:span text:style-name="T35">ein einfaches Beispiel für eine Seite im Briefing. Die grundlegenden Angaben sind immer </text:span><text:span text:style-name="T26">Titel</text:span><text:span text:style-name="T35">, </text:span><text:span text:style-name="T26">Text</text:span><text:span text:style-name="T35"> und </text:span><text:span text:style-name="T26">Position</text:span><text:span text:style-name="T35">. Mittels </text:span><text:span text:style-name="T26">DialodCamera</text:span><text:span text:style-name="T35"> werden Defaults für </text:span><text:span text:style-name="T26">Angle</text:span><text:span text:style-name="T35">, </text:span><text:span text:style-name="T26">Rotation</text:span><text:span text:style-name="T35"> und </text:span><text:span text:style-name="T26">Zoom</text:span><text:span text:style-name="T35"> gesetzt. Wenn Du diese Felder separat setzt, überschreiben sie die Defaults. Mit der </text:span><text:span text:style-name="T26">Action</text:span><text:span text:style-name="T35"> kann eine beliebige Aktion ausgeführt werden, wenn die Seite angezeigt wird.</text:span></text:p>
      <text:p text:style-name="P53"><draw:frame text:anchor-type="paragraph" draw:z-index="14" draw:name="Form1" draw:style-name="gr10" draw:text-style-name="P95" svg:width="17.001cm" svg:height="0.604cm" svg:x="0cm" svg:y="-0.21cm"><draw:text-box><text:p text:style-name="P94"><text:span text:style-name="T54">ASP(</text:span><text:span text:style-name="T56">"pos1"</text:span><text:span text:style-name="T54">,</text:span><text:span text:style-name="T56">"Titel der Seite"</text:span><text:span text:style-name="T54">,</text:span><text:span text:style-name="T56">"Text der Seite"</text:span><text:span text:style-name="T54">, </text:span><text:span text:style-name="T53">true</text:span><text:span text:style-name="T54">, </text:span><text:span text:style-name="T53">function</text:span><text:span text:style-name="T54">(_Data) </text:span><text:span text:style-name="T53">end</text:span><text:span text:style-name="T54">);</text:span></text:p></draw:text-box></draw:frame>Die Funktion ASP bietet eine Vereinfachung, die dem obigen Beispiel von AP entspricht. Das ist vor allem dann Hilfreich, wenn Du viele Dialoge schreiben willst.</text:p>
      <text:p text:style-name="P52"><text:soft-page-break/>Anschließend werden die Methoden <text:span text:style-name="T23">Starting</text:span> und <text:span text:style-name="T23">Finished</text:span> definiert.</text:p>
      <text:p text:style-name="P54"><draw:frame text:anchor-type="paragraph" draw:z-index="16" draw:name="Form1" draw:style-name="gr12" draw:text-style-name="P95" svg:width="17.001cm" svg:height="1.805cm" svg:x="0cm" svg:y="0.064cm"><draw:text-box><text:p text:style-name="P94"><text:span text:style-name="T54">Briefing.Starting </text:span><text:span text:style-name="T55">=</text:span><text:span text:style-name="T54"> </text:span><text:span text:style-name="T53">function</text:span><text:span text:style-name="T54">(_Data)</text:span></text:p><text:p text:style-name="P94"><text:span text:style-name="T53">end</text:span></text:p><text:p text:style-name="P94"><text:span text:style-name="T54">Briefing.Finished </text:span><text:span text:style-name="T55">=</text:span><text:span text:style-name="T54"> </text:span><text:span text:style-name="T53">function</text:span><text:span text:style-name="T54">(_Data)</text:span></text:p><text:p text:style-name="P94"><text:span text:style-name="T53">end</text:span></text:p></draw:text-box></draw:frame>Die Methode <text:span text:style-name="T23">Starting</text:span> wird aufgerufen, bevor die erste Seite des Briefings angezeigt wird.</text:p>
      <text:p text:style-name="P54">Die Methode <text:span text:style-name="T23">Finished</text:span> wird aufgerufen, nachdem die letzte Seite verlassen wurde.</text:p>
      <text:p text:style-name="P55"><draw:frame text:anchor-type="paragraph" draw:z-index="17" draw:name="Form1" draw:style-name="gr13" draw:text-style-name="P95" svg:width="17.001cm" svg:height="0.627cm" svg:x="0cm" svg:y="-0.21cm"><draw:text-box><text:p text:style-name="P94"><text:span text:style-name="T53">return</text:span><text:span text:style-name="T54"> API.StartBriefing(Briefing);</text:span></text:p></draw:text-box></draw:frame>Dies ist die letzte Zeile des Briefings. Hier wird der Befehl zum Start des Briefings gegeben. Besonders wichtig ist das <text:span text:style-name="T23">return</text:span> davor. Nur wenn die Funktion, in der das Briefing steht, den Wert zurück gibt, kann das Briefing mit den entsprechenden Behavior an Quests gebunden werden.</text:p>
      <text:p text:style-name="P56">Für weitere Optionen für Seiten eines Briefings sieh Dir die Dokumentation von AP an.</text:p>
      <text:h text:style-name="P62" text:outline-level="1"><text:bookmark-start text:name="__RefHeading___Toc2204_1731940960"/>Das Burglager<text:bookmark-end text:name="__RefHeading___Toc2204_1731940960"/></text:h>
      <text:p text:style-name="P13"><text:span text:style-name="T36">In DIE SIEDLER - </text:span>Aufstieg eines Königreichs <text:span text:style-name="T36">ist es nicht vorgesehen endlos viele Rohstoffe und Waren zu hamstern, wie in den Vorgängern der Reihe. Über die Jahre gab es viele Anläufe ein zusätzliches Lager bereitzustellen. Dies wurde geläufig als „Burglager“ bezeichnet. Symfonia bringt ein eigenes Burglager mit.</text:span></text:p>
      <text:p text:style-name="P26">Das Burglager wird für den angegebenen Spieler initialisiert und kann sofort danach verwendet werden. Diese Funktion muss immer zuerst aufgerufen werden, bevor irgend etwas mit dem <text:span text:style-name="T2">Burgtlager gemacht wird.</text:span></text:p>
      <text:p text:style-name="P7"><draw:frame text:anchor-type="paragraph" draw:z-index="18" draw:name="Form1" draw:style-name="gr13" draw:text-style-name="P96" svg:width="17.001cm" svg:height="0.627cm" svg:x="0cm" svg:y="-0.21cm"><draw:text-box><text:p><text:span text:style-name="T60">API.CastleStoreCreate(</text:span><text:span text:style-name="T61">1</text:span><text:span text:style-name="T60">);</text:span></text:p></draw:text-box></draw:frame>Ein Burglager kann natürlich jeder Zeit wieder entfernt werden. Alle Waren im Burglager sind dann jedoch unwiederbringlich verloren.</text:p>
      <text:p text:style-name="P9"><draw:frame text:anchor-type="paragraph" draw:z-index="19" draw:name="Form1" draw:style-name="gr13" draw:text-style-name="P96" svg:width="17.001cm" svg:height="0.627cm" svg:x="0cm" svg:y="-0.21cm"><draw:text-box><text:p><text:span text:style-name="T60">API.CastleStoreDestroy(</text:span><text:span text:style-name="T61">1</text:span><text:span text:style-name="T60">);</text:span></text:p></draw:text-box></draw:frame>Dem Burglager können auch direkt Waren hinzugefügt oder daraus entfernt werden.</text:p>
      <text:p text:style-name="P8"><draw:frame text:anchor-type="paragraph" draw:z-index="20" draw:name="Form1" draw:style-name="gr14" draw:text-style-name="P97" svg:width="17.001cm" svg:height="1.054cm" svg:x="0cm" svg:y="-0.21cm"><draw:text-box><text:p><text:span text:style-name="T60">API.CastleStoreAddGood(</text:span><text:span text:style-name="T61">1</text:span><text:span text:style-name="T60">, Goods.G_Wool, </text:span><text:span text:style-name="T61">25</text:span><text:span text:style-name="T60">);</text:span><text:span text:style-name="T60"><text:line-break/></text:span><text:span text:style-name="T60">API.CastleStoreRemoveGood(</text:span><text:span text:style-name="T61">1</text:span><text:span text:style-name="T60">, Goods.G_Wool, </text:span><text:span text:style-name="T61">25</text:span><text:span text:style-name="T60">);</text:span></text:p></draw:text-box></draw:frame>Die Menge an Waren im Burglager können abgefragt werden.</text:p>
      <text:p text:style-name="P8"><draw:frame text:anchor-type="paragraph" draw:z-index="21" draw:name="Form1" draw:style-name="gr14" draw:text-style-name="P97" svg:width="17.001cm" svg:height="1.054cm" svg:x="0cm" svg:y="-0.21cm"><draw:text-box><text:p><text:span text:style-name="T62">local</text:span><text:span text:style-name="T60"> WoolAmount <text:s/></text:span><text:span text:style-name="T61">=</text:span><text:span text:style-name="T60"> API.CastleStoreGetGoodAmount(</text:span><text:span text:style-name="T61">1</text:span><text:span text:style-name="T60">, Goods.G_Wool);</text:span><text:span text:style-name="T60"><text:line-break/></text:span><text:span text:style-name="T62">local</text:span><text:span text:style-name="T60"> TotalAmount </text:span><text:span text:style-name="T61">=</text:span><text:span text:style-name="T60"> API.CastleStoreGetTotalAmount(</text:span><text:span text:style-name="T61">1</text:span><text:span text:style-name="T60">);</text:span></text:p></draw:text-box></draw:frame>Der voreingestellte Basiswert zur Berechnung des Lagerlimits kann geändert werden.</text:p>
      <text:p text:style-name="P27"><draw:frame text:anchor-type="paragraph" draw:z-index="22" draw:name="Form1" draw:style-name="gr13" draw:text-style-name="P96" svg:width="17.001cm" svg:height="0.627cm" svg:x="0cm" svg:y="-0.21cm"><draw:text-box><text:p><text:span text:style-name="T60">API.CastleStoreSetBaseCapacity(</text:span><text:span text:style-name="T61">1</text:span><text:span text:style-name="T60">, </text:span><text:span text:style-name="T61">150</text:span><text:span text:style-name="T60">);</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10 Pitch" svg:font-family="'Courier 10 Pitch'"/>
    <style:font-face style:name="FreeSans1" svg:font-family="FreeSans" style:font-family-generic="swiss"/>
    <style:font-face style:name="Ubuntu Mono" svg:font-family="'Ubuntu Mono'"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writing-mode="page"/>
      <style:text-properties fo:color="#2c3e5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writing-mode="page"/>
      <style:text-properties fo:color="#2c3e5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writing-mode="page"/>
      <style:text-properties fo:color="#2c3e50"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buntu_20_Mono" style:display-name="Ubuntu Mono" style:family="paragraph" style:parent-style-name="Text_20_body">
      <style:paragraph-properties fo:text-align="justify" style:justify-single-word="false"/>
      <style:text-properties style:font-name="Courier 10 Pitch" fo:font-family="'Courier 10 Pitch'" officeooo:rsid="0074ca2c"/>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color="#2c3e5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style style:name="MT1" style:family="text">
      <style:text-properties officeooo:rsid="007b0cf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Symfonia: <text:span text:style-name="MT1">Anleitung</text:span><text:tab/><text:tab/><text:page-number text:select-page="current">13</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20-05-08T19:05:41.727000000</dc:date>
    <meta:editing-duration>PT5H38M11S</meta:editing-duration>
    <meta:editing-cycles>96</meta:editing-cycles>
    <meta:generator>LibreOffice/5.4.5.1$Windows_X86_64 LibreOffice_project/79c9829dd5d8054ec39a82dc51cd9eff340dbee8</meta:generator>
    <meta:document-statistic meta:table-count="2" meta:image-count="0" meta:object-count="0" meta:page-count="13" meta:paragraph-count="185" meta:word-count="3187" meta:character-count="22087" meta:non-whitespace-character-count="19057"/>
  </office:meta>
</office:document-meta>
</file>